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Text_20_body">
      <style:text-properties fo:font-style="italic" officeooo:rsid="452a4f34" officeooo:paragraph-rsid="452a4f34" style:font-style-asian="italic" style:font-style-complex="italic"/>
    </style:style>
    <style:style style:name="P14" style:family="paragraph" style:parent-style-name="Text_20_body">
      <style:text-properties fo:font-style="italic" officeooo:rsid="452437d1" officeooo:paragraph-rsid="453d6e7a" style:font-style-asian="italic" style:font-style-complex="italic"/>
    </style:style>
    <style:style style:name="P15" style:family="paragraph" style:parent-style-name="Text_20_body">
      <style:text-properties fo:font-style="italic" officeooo:rsid="450ff93b" officeooo:paragraph-rsid="450ff93b" style:font-style-asian="italic" style:font-style-complex="italic"/>
    </style:style>
    <style:style style:name="P16" style:family="paragraph" style:parent-style-name="Text_20_body">
      <style:text-properties fo:font-style="italic" officeooo:rsid="456bb96e" officeooo:paragraph-rsid="456bb96e" style:font-style-asian="italic" style:font-style-complex="italic"/>
    </style:style>
    <style:style style:name="P17" style:family="paragraph" style:parent-style-name="Text_20_body">
      <style:text-properties fo:font-style="italic" officeooo:rsid="458c64ed" officeooo:paragraph-rsid="458c64ed" style:font-style-asian="italic" style:font-style-complex="italic"/>
    </style:style>
    <style:style style:name="P18" style:family="paragraph" style:parent-style-name="Text_20_body">
      <style:text-properties fo:font-style="italic" officeooo:rsid="458d4294" officeooo:paragraph-rsid="458d4294" style:font-style-asian="italic" style:font-style-complex="italic"/>
    </style:style>
    <style:style style:name="P19" style:family="paragraph" style:parent-style-name="Text_20_body">
      <style:text-properties fo:font-style="italic" officeooo:rsid="4590d4d1" officeooo:paragraph-rsid="4590d4d1" style:font-style-asian="italic" style:font-style-complex="italic"/>
    </style:style>
    <style:style style:name="P20" style:family="paragraph" style:parent-style-name="Text_20_body">
      <style:text-properties fo:font-style="italic" officeooo:rsid="459258b1" officeooo:paragraph-rsid="459258b1" style:font-style-asian="italic" style:font-style-complex="italic"/>
    </style:style>
    <style:style style:name="P21" style:family="paragraph" style:parent-style-name="Text_20_body">
      <style:text-properties officeooo:rsid="4486a873" officeooo:paragraph-rsid="448c3ab1"/>
    </style:style>
    <style:style style:name="P22" style:family="paragraph" style:parent-style-name="Text_20_body">
      <style:text-properties officeooo:rsid="4486a873" officeooo:paragraph-rsid="4486a873"/>
    </style:style>
    <style:style style:name="P23" style:family="paragraph" style:parent-style-name="Text_20_body">
      <style:text-properties officeooo:rsid="448c3ab1" officeooo:paragraph-rsid="448c3ab1"/>
    </style:style>
    <style:style style:name="P24" style:family="paragraph" style:parent-style-name="Text_20_body">
      <style:text-properties officeooo:rsid="448dc026" officeooo:paragraph-rsid="44964a67"/>
    </style:style>
    <style:style style:name="P25" style:family="paragraph" style:parent-style-name="Text_20_body">
      <style:text-properties officeooo:rsid="448f0410" officeooo:paragraph-rsid="448f0410"/>
    </style:style>
    <style:style style:name="P26" style:family="paragraph" style:parent-style-name="Text_20_body">
      <style:text-properties officeooo:rsid="4496242a" officeooo:paragraph-rsid="44964a67"/>
    </style:style>
    <style:style style:name="P27" style:family="paragraph" style:parent-style-name="Text_20_body">
      <style:text-properties officeooo:rsid="4496242a" officeooo:paragraph-rsid="450e3082"/>
    </style:style>
    <style:style style:name="P28" style:family="paragraph" style:parent-style-name="Text_20_body">
      <style:text-properties officeooo:rsid="44964a67" officeooo:paragraph-rsid="44964a67"/>
    </style:style>
    <style:style style:name="P29" style:family="paragraph" style:parent-style-name="Text_20_body">
      <style:text-properties officeooo:paragraph-rsid="44beef42"/>
    </style:style>
    <style:style style:name="P30" style:family="paragraph" style:parent-style-name="Text_20_body">
      <style:text-properties officeooo:rsid="44a78e92" officeooo:paragraph-rsid="44beef42"/>
    </style:style>
    <style:style style:name="P31" style:family="paragraph" style:parent-style-name="Text_20_body">
      <style:text-properties officeooo:rsid="44aca76d" officeooo:paragraph-rsid="44beef42"/>
    </style:style>
    <style:style style:name="P32" style:family="paragraph" style:parent-style-name="Text_20_body">
      <style:text-properties officeooo:rsid="44acb799" officeooo:paragraph-rsid="44beef42"/>
    </style:style>
    <style:style style:name="P33" style:family="paragraph" style:parent-style-name="Text_20_body">
      <style:text-properties officeooo:rsid="44b458af" officeooo:paragraph-rsid="44b62ce5"/>
    </style:style>
    <style:style style:name="P34" style:family="paragraph" style:parent-style-name="Text_20_body">
      <style:text-properties officeooo:rsid="44b458af" officeooo:paragraph-rsid="44b6e7a6"/>
    </style:style>
    <style:style style:name="P35" style:family="paragraph" style:parent-style-name="Text_20_body">
      <style:text-properties officeooo:rsid="44b458af" officeooo:paragraph-rsid="45008027"/>
    </style:style>
    <style:style style:name="P36" style:family="paragraph" style:parent-style-name="Text_20_body">
      <style:text-properties officeooo:rsid="44b458af" officeooo:paragraph-rsid="45023ddd"/>
    </style:style>
    <style:style style:name="P37" style:family="paragraph" style:parent-style-name="Text_20_body">
      <style:text-properties officeooo:rsid="44b458af" officeooo:paragraph-rsid="45062eec"/>
    </style:style>
    <style:style style:name="P38" style:family="paragraph" style:parent-style-name="Text_20_body">
      <style:text-properties officeooo:rsid="44b458af" officeooo:paragraph-rsid="450a5c37"/>
    </style:style>
    <style:style style:name="P39" style:family="paragraph" style:parent-style-name="Text_20_body">
      <style:text-properties officeooo:rsid="44b458af" officeooo:paragraph-rsid="450e2f42"/>
    </style:style>
    <style:style style:name="P40" style:family="paragraph" style:parent-style-name="Text_20_body">
      <style:text-properties officeooo:rsid="44b458af" officeooo:paragraph-rsid="450efd1f"/>
    </style:style>
    <style:style style:name="P41" style:family="paragraph" style:parent-style-name="Text_20_body">
      <style:text-properties officeooo:rsid="44b458af" officeooo:paragraph-rsid="4511db86"/>
    </style:style>
    <style:style style:name="P42" style:family="paragraph" style:parent-style-name="Text_20_body">
      <style:text-properties officeooo:rsid="44b97d2b" officeooo:paragraph-rsid="44b97d2b"/>
    </style:style>
    <style:style style:name="P43" style:family="paragraph" style:parent-style-name="Text_20_body">
      <style:text-properties officeooo:rsid="44b9e2ef" officeooo:paragraph-rsid="44be31d6"/>
    </style:style>
    <style:style style:name="P44" style:family="paragraph" style:parent-style-name="Text_20_body">
      <style:text-properties officeooo:rsid="44bbd2ed" officeooo:paragraph-rsid="44bbd2ed"/>
    </style:style>
    <style:style style:name="P45" style:family="paragraph" style:parent-style-name="Text_20_body">
      <style:text-properties officeooo:rsid="44c1638d" officeooo:paragraph-rsid="44c1638d"/>
    </style:style>
    <style:style style:name="P46" style:family="paragraph" style:parent-style-name="Text_20_body">
      <style:text-properties officeooo:rsid="44c4d3d8" officeooo:paragraph-rsid="44c4d3d8"/>
    </style:style>
    <style:style style:name="P47" style:family="paragraph" style:parent-style-name="Text_20_body">
      <style:text-properties officeooo:rsid="44c7bc98" officeooo:paragraph-rsid="44c7bc98"/>
    </style:style>
    <style:style style:name="P48" style:family="paragraph" style:parent-style-name="Text_20_body">
      <style:text-properties officeooo:rsid="44ce1d4b" officeooo:paragraph-rsid="44ce1d4b"/>
    </style:style>
    <style:style style:name="P49" style:family="paragraph" style:parent-style-name="Text_20_body">
      <style:text-properties officeooo:rsid="44d0c66a" officeooo:paragraph-rsid="44d0c66a"/>
    </style:style>
    <style:style style:name="P50" style:family="paragraph" style:parent-style-name="Text_20_body">
      <style:text-properties officeooo:rsid="44d25ae7" officeooo:paragraph-rsid="44d25ae7"/>
    </style:style>
    <style:style style:name="P51" style:family="paragraph" style:parent-style-name="Text_20_body">
      <style:text-properties officeooo:rsid="44d3f331" officeooo:paragraph-rsid="44d3f331"/>
    </style:style>
    <style:style style:name="P52" style:family="paragraph" style:parent-style-name="Text_20_body">
      <style:text-properties officeooo:rsid="44d52d3a" officeooo:paragraph-rsid="44d52d3a"/>
    </style:style>
    <style:style style:name="P53" style:family="paragraph" style:parent-style-name="Text_20_body">
      <style:text-properties officeooo:rsid="44da2fe6" officeooo:paragraph-rsid="44da2fe6"/>
    </style:style>
    <style:style style:name="P54" style:family="paragraph" style:parent-style-name="Text_20_body">
      <style:text-properties officeooo:rsid="44dabc93" officeooo:paragraph-rsid="44dabc93"/>
    </style:style>
    <style:style style:name="P55" style:family="paragraph" style:parent-style-name="Text_20_body">
      <style:text-properties officeooo:rsid="44dc7e4a" officeooo:paragraph-rsid="44dc7e4a"/>
    </style:style>
    <style:style style:name="P56" style:family="paragraph" style:parent-style-name="Text_20_body">
      <style:text-properties officeooo:rsid="44e02346" officeooo:paragraph-rsid="44e02346"/>
    </style:style>
    <style:style style:name="P57" style:family="paragraph" style:parent-style-name="Text_20_body">
      <style:text-properties officeooo:rsid="138e61f9" officeooo:paragraph-rsid="44ef37b4"/>
    </style:style>
    <style:style style:name="P58" style:family="paragraph" style:parent-style-name="Text_20_body">
      <style:text-properties officeooo:rsid="44f6ceb5" officeooo:paragraph-rsid="44f6ceb5"/>
    </style:style>
    <style:style style:name="P59" style:family="paragraph" style:parent-style-name="Text_20_body">
      <style:text-properties officeooo:rsid="44bc59e0"/>
    </style:style>
    <style:style style:name="P60" style:family="paragraph" style:parent-style-name="Text_20_body">
      <style:text-properties officeooo:rsid="070a3f91" officeooo:paragraph-rsid="44c6f827"/>
    </style:style>
    <style:style style:name="P61" style:family="paragraph" style:parent-style-name="Text_20_body">
      <style:text-properties officeooo:rsid="1492e411" officeooo:paragraph-rsid="44f2d70b"/>
    </style:style>
    <style:style style:name="P62" style:family="paragraph" style:parent-style-name="Text_20_body">
      <style:text-properties officeooo:rsid="44beef42" officeooo:paragraph-rsid="44beef42"/>
    </style:style>
    <style:style style:name="P63" style:family="paragraph" style:parent-style-name="Text_20_body">
      <style:text-properties officeooo:rsid="44f94d9d" officeooo:paragraph-rsid="44f94d9d"/>
    </style:style>
    <style:style style:name="P64" style:family="paragraph" style:parent-style-name="Text_20_body">
      <style:text-properties officeooo:rsid="44e89774" officeooo:paragraph-rsid="44e89774"/>
    </style:style>
    <style:style style:name="P65" style:family="paragraph" style:parent-style-name="Text_20_body">
      <style:text-properties officeooo:rsid="450a5c37" officeooo:paragraph-rsid="450a5c37"/>
    </style:style>
    <style:style style:name="P66" style:family="paragraph" style:parent-style-name="Text_20_body">
      <style:text-properties officeooo:rsid="44927482" officeooo:paragraph-rsid="450c2fea"/>
    </style:style>
    <style:style style:name="P67" style:family="paragraph" style:parent-style-name="Text_20_body">
      <style:text-properties officeooo:rsid="44927482" officeooo:paragraph-rsid="450e3082"/>
    </style:style>
    <style:style style:name="P68" style:family="paragraph" style:parent-style-name="Text_20_body">
      <style:text-properties officeooo:rsid="450f027d" officeooo:paragraph-rsid="450f027d"/>
    </style:style>
    <style:style style:name="P69" style:family="paragraph" style:parent-style-name="Text_20_body">
      <style:text-properties officeooo:rsid="4510ffe0" officeooo:paragraph-rsid="4510ffe0"/>
    </style:style>
    <style:style style:name="P70" style:family="paragraph" style:parent-style-name="Text_20_body">
      <style:text-properties officeooo:rsid="44d6c86f" officeooo:paragraph-rsid="44d6c86f"/>
    </style:style>
    <style:style style:name="P71" style:family="paragraph" style:parent-style-name="Text_20_body">
      <style:text-properties officeooo:rsid="4512acc9" officeooo:paragraph-rsid="4512acc9"/>
    </style:style>
    <style:style style:name="P72" style:family="paragraph" style:parent-style-name="Text_20_body">
      <style:text-properties officeooo:rsid="138abef6" officeooo:paragraph-rsid="44ef99a5"/>
    </style:style>
    <style:style style:name="P73" style:family="paragraph" style:parent-style-name="Text_20_body">
      <style:text-properties officeooo:rsid="44e70620" officeooo:paragraph-rsid="44e70620"/>
    </style:style>
    <style:style style:name="P74" style:family="paragraph" style:parent-style-name="Text_20_body">
      <style:text-properties officeooo:rsid="45188fbc" officeooo:paragraph-rsid="45188fbc"/>
    </style:style>
    <style:style style:name="P75" style:family="paragraph" style:parent-style-name="Text_20_body">
      <style:text-properties fo:language="cs" fo:country="CZ" officeooo:rsid="45023ddd" officeooo:paragraph-rsid="45023ddd" style:language-asian="cs" style:country-asian="CZ"/>
    </style:style>
    <style:style style:name="P76" style:family="paragraph" style:parent-style-name="Text_20_body">
      <style:text-properties officeooo:rsid="4512804d" officeooo:paragraph-rsid="4512804d"/>
    </style:style>
    <style:style style:name="P77" style:family="paragraph" style:parent-style-name="Text_20_body">
      <style:text-properties officeooo:rsid="452a49fb" officeooo:paragraph-rsid="452a49fb"/>
    </style:style>
    <style:style style:name="P78" style:family="paragraph" style:parent-style-name="Text_20_body">
      <style:text-properties officeooo:rsid="452a49fb" officeooo:paragraph-rsid="452a4f34"/>
    </style:style>
    <style:style style:name="P79" style:family="paragraph" style:parent-style-name="Text_20_body">
      <style:text-properties officeooo:rsid="4531aea2" officeooo:paragraph-rsid="4531aea2"/>
    </style:style>
    <style:style style:name="P80" style:family="paragraph" style:parent-style-name="Text_20_body">
      <style:text-properties officeooo:rsid="4533c074" officeooo:paragraph-rsid="4533c074"/>
    </style:style>
    <style:style style:name="P81" style:family="paragraph" style:parent-style-name="Text_20_body">
      <style:text-properties officeooo:rsid="4511db86" officeooo:paragraph-rsid="453557e3"/>
    </style:style>
    <style:style style:name="P82" style:family="paragraph" style:parent-style-name="Text_20_body">
      <style:text-properties officeooo:paragraph-rsid="453557e3"/>
    </style:style>
    <style:style style:name="P83" style:family="paragraph" style:parent-style-name="Text_20_body">
      <style:text-properties officeooo:rsid="451ceae5" officeooo:paragraph-rsid="453557e3"/>
    </style:style>
    <style:style style:name="P84" style:family="paragraph" style:parent-style-name="Text_20_body">
      <style:text-properties officeooo:rsid="453a383f" officeooo:paragraph-rsid="453a383f"/>
    </style:style>
    <style:style style:name="P85" style:family="paragraph" style:parent-style-name="Text_20_body">
      <style:text-properties officeooo:rsid="453d59cc" officeooo:paragraph-rsid="453d59cc"/>
    </style:style>
    <style:style style:name="P86" style:family="paragraph" style:parent-style-name="Text_20_body">
      <style:text-properties officeooo:rsid="453d6e7a" officeooo:paragraph-rsid="453d6e7a"/>
    </style:style>
    <style:style style:name="P87" style:family="paragraph" style:parent-style-name="Text_20_body">
      <style:text-properties officeooo:rsid="454032a2" officeooo:paragraph-rsid="454032a2"/>
    </style:style>
    <style:style style:name="P88" style:family="paragraph" style:parent-style-name="Text_20_body">
      <style:text-properties officeooo:rsid="4544235e" officeooo:paragraph-rsid="4544235e"/>
    </style:style>
    <style:style style:name="P89" style:family="paragraph" style:parent-style-name="Text_20_body">
      <style:text-properties officeooo:rsid="44ed83b1" officeooo:paragraph-rsid="44ed83b1"/>
    </style:style>
    <style:style style:name="P90" style:family="paragraph" style:parent-style-name="Text_20_body">
      <style:text-properties officeooo:rsid="454c5876" officeooo:paragraph-rsid="454c5876"/>
    </style:style>
    <style:style style:name="P91" style:family="paragraph" style:parent-style-name="Text_20_body">
      <style:text-properties officeooo:rsid="454d1bfe" officeooo:paragraph-rsid="454d1bfe"/>
    </style:style>
    <style:style style:name="P92" style:family="paragraph" style:parent-style-name="Text_20_body">
      <style:text-properties officeooo:rsid="454edad6" officeooo:paragraph-rsid="454edad6"/>
    </style:style>
    <style:style style:name="P93" style:family="paragraph" style:parent-style-name="Text_20_body">
      <style:text-properties officeooo:paragraph-rsid="455695c0"/>
    </style:style>
    <style:style style:name="P94" style:family="paragraph" style:parent-style-name="Text_20_body">
      <style:text-properties officeooo:paragraph-rsid="455a994b"/>
    </style:style>
    <style:style style:name="P95" style:family="paragraph" style:parent-style-name="Text_20_body">
      <style:text-properties officeooo:rsid="4561142f" officeooo:paragraph-rsid="4561142f"/>
    </style:style>
    <style:style style:name="P96" style:family="paragraph" style:parent-style-name="Text_20_body">
      <style:text-properties officeooo:rsid="45630215" officeooo:paragraph-rsid="45630215"/>
    </style:style>
    <style:style style:name="P97" style:family="paragraph" style:parent-style-name="Text_20_body">
      <style:text-properties officeooo:rsid="4571156e" officeooo:paragraph-rsid="4571156e"/>
    </style:style>
    <style:style style:name="P98" style:family="paragraph" style:parent-style-name="Text_20_body">
      <style:text-properties officeooo:rsid="454436d0" officeooo:paragraph-rsid="454436d0"/>
    </style:style>
    <style:style style:name="P99" style:family="paragraph" style:parent-style-name="Text_20_body">
      <style:text-properties officeooo:rsid="457899f4" officeooo:paragraph-rsid="457899f4"/>
    </style:style>
    <style:style style:name="P100" style:family="paragraph" style:parent-style-name="Text_20_body">
      <style:text-properties officeooo:rsid="457c5dee" officeooo:paragraph-rsid="457c5dee"/>
    </style:style>
    <style:style style:name="P101" style:family="paragraph" style:parent-style-name="Text_20_body">
      <style:text-properties officeooo:rsid="45854ff0" officeooo:paragraph-rsid="45854ff0"/>
    </style:style>
    <style:style style:name="P102" style:family="paragraph" style:parent-style-name="Text_20_body">
      <style:text-properties officeooo:rsid="458c64ed"/>
    </style:style>
    <style:style style:name="P103" style:family="paragraph" style:parent-style-name="Text_20_body">
      <style:text-properties officeooo:rsid="458c7103" officeooo:paragraph-rsid="458c7103"/>
    </style:style>
    <style:style style:name="P104" style:family="paragraph" style:parent-style-name="Text_20_body">
      <style:text-properties officeooo:rsid="44ea2d83" officeooo:paragraph-rsid="45902624"/>
    </style:style>
    <style:style style:name="P105" style:family="paragraph" style:parent-style-name="Standard">
      <style:paragraph-properties fo:text-align="center" style:justify-single-word="false"/>
      <style:text-properties officeooo:rsid="057aae1d" officeooo:paragraph-rsid="410d52db"/>
    </style:style>
    <style:style style:name="P10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0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0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0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1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11"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12" style:family="paragraph" style:parent-style-name="Standard">
      <style:text-properties officeooo:paragraph-rsid="44ac0ae1"/>
    </style:style>
    <style:style style:name="P113" style:family="paragraph" style:parent-style-name="Standard">
      <style:text-properties officeooo:paragraph-rsid="44bc59e0"/>
    </style:style>
    <style:style style:name="P114" style:family="paragraph" style:parent-style-name="Standard">
      <style:text-properties fo:language="cs" fo:country="CZ" officeooo:rsid="44aacf9e" officeooo:paragraph-rsid="44ac0ae1" style:language-asian="zxx" style:country-asian="none" style:language-complex="zxx" style:country-complex="none"/>
    </style:style>
    <style:style style:name="P115" style:family="paragraph" style:parent-style-name="Standard">
      <style:text-properties fo:language="cs" fo:country="CZ" officeooo:paragraph-rsid="44ac0ae1" style:language-asian="zxx" style:country-asian="none" style:language-complex="zxx" style:country-complex="none"/>
    </style:style>
    <style:style style:name="P116" style:family="paragraph" style:parent-style-name="Standard">
      <style:text-properties fo:language="cs" fo:country="CZ" officeooo:paragraph-rsid="44bc59e0" style:language-asian="zxx" style:country-asian="none" style:language-complex="zxx" style:country-complex="none"/>
    </style:style>
    <style:style style:name="P117" style:family="paragraph" style:parent-style-name="Example_20_Header">
      <style:text-properties officeooo:paragraph-rsid="0ce95318"/>
    </style:style>
    <style:style style:name="P118" style:family="paragraph" style:parent-style-name="Contents_20_2">
      <style:paragraph-properties>
        <style:tab-stops>
          <style:tab-stop style:position="14.801cm" style:type="right" style:leader-style="dotted" style:leader-text="."/>
        </style:tab-stops>
      </style:paragraph-properties>
    </style:style>
    <style:style style:name="P119" style:family="paragraph" style:parent-style-name="Contents_20_1">
      <style:paragraph-properties>
        <style:tab-stops>
          <style:tab-stop style:position="14.801cm" style:type="right" style:leader-style="dotted" style:leader-text="."/>
        </style:tab-stops>
      </style:paragraph-properties>
    </style:style>
    <style:style style:name="P120" style:family="paragraph" style:parent-style-name="Standard">
      <style:paragraph-properties fo:margin-top="0.199cm" fo:margin-bottom="0.101cm" loext:contextual-spacing="false"/>
      <style:text-properties officeooo:paragraph-rsid="44beef42"/>
    </style:style>
    <style:style style:name="P121" style:family="paragraph" style:parent-style-name="Standard">
      <style:paragraph-properties fo:margin-top="0.199cm" fo:margin-bottom="0.101cm" loext:contextual-spacing="false"/>
      <style:text-properties officeooo:paragraph-rsid="44cb2bf6"/>
    </style:style>
    <style:style style:name="P122" style:family="paragraph" style:parent-style-name="Standard">
      <style:paragraph-properties fo:margin-top="0.199cm" fo:margin-bottom="0.101cm" loext:contextual-spacing="false"/>
      <style:text-properties officeooo:rsid="44d8c297" officeooo:paragraph-rsid="44ea2d83"/>
    </style:style>
    <style:style style:name="P123" style:family="paragraph" style:parent-style-name="Standard">
      <style:paragraph-properties fo:margin-top="0.199cm" fo:margin-bottom="0.101cm" loext:contextual-spacing="false"/>
      <style:text-properties fo:language="cs" fo:country="CZ" officeooo:paragraph-rsid="44bc59e0" style:language-asian="zxx" style:country-asian="none" style:language-complex="zxx" style:country-complex="none"/>
    </style:style>
    <style:style style:name="P124"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25" style:family="paragraph" style:parent-style-name="Text_20_body">
      <style:paragraph-properties fo:margin-top="0.199cm" fo:margin-bottom="0.101cm" loext:contextual-spacing="false"/>
      <style:text-properties officeooo:rsid="44aacf9e" officeooo:paragraph-rsid="44beef42"/>
    </style:style>
    <style:style style:name="P126"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P127"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28"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29"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30" style:family="paragraph" style:parent-style-name="Heading_20_4">
      <style:text-properties officeooo:paragraph-rsid="449a4333"/>
    </style:style>
    <style:style style:name="P131" style:family="paragraph" style:parent-style-name="Heading_20_4">
      <style:text-properties officeooo:rsid="449a4333" officeooo:paragraph-rsid="449a4333"/>
    </style:style>
    <style:style style:name="P132" style:family="paragraph" style:parent-style-name="Heading_20_4">
      <style:text-properties officeooo:rsid="459258b1"/>
    </style:style>
    <style:style style:name="P133" style:family="paragraph" style:parent-style-name="Heading_20_4">
      <style:text-properties officeooo:paragraph-rsid="44ef99a5"/>
    </style:style>
    <style:style style:name="P134" style:family="paragraph" style:parent-style-name="Heading_20_4">
      <style:text-properties officeooo:paragraph-rsid="44ef37b4"/>
    </style:style>
    <style:style style:name="P135" style:family="paragraph" style:parent-style-name="Heading_20_4">
      <style:text-properties officeooo:rsid="1492e411" officeooo:paragraph-rsid="44f2d70b"/>
    </style:style>
    <style:style style:name="P136" style:family="paragraph" style:parent-style-name="Heading_20_4">
      <style:text-properties officeooo:rsid="44ce6fd4" officeooo:paragraph-rsid="44ce6fd4"/>
    </style:style>
    <style:style style:name="P137" style:family="paragraph" style:parent-style-name="Heading_20_4">
      <style:text-properties officeooo:rsid="155ad101" officeooo:paragraph-rsid="44830bdf"/>
    </style:style>
    <style:style style:name="P138" style:family="paragraph" style:parent-style-name="Heading_20_4">
      <style:text-properties officeooo:paragraph-rsid="44830bdf"/>
    </style:style>
    <style:style style:name="P139" style:family="paragraph" style:parent-style-name="Heading_20_4">
      <style:text-properties officeooo:rsid="13bcde23" officeooo:paragraph-rsid="44835033"/>
    </style:style>
    <style:style style:name="P140" style:family="paragraph" style:parent-style-name="Heading_20_2">
      <style:text-properties officeooo:rsid="44ed83b1" officeooo:paragraph-rsid="44ed83b1"/>
    </style:style>
    <style:style style:name="P141" style:family="paragraph" style:parent-style-name="Heading_20_2">
      <style:text-properties officeooo:rsid="457899f4" officeooo:paragraph-rsid="457899f4"/>
    </style:style>
    <style:style style:name="P142" style:family="paragraph" style:parent-style-name="Heading_20_3">
      <style:text-properties officeooo:rsid="457899f4" officeooo:paragraph-rsid="457899f4"/>
    </style:style>
    <style:style style:name="P143" style:family="paragraph" style:parent-style-name="Heading_20_3">
      <style:text-properties officeooo:paragraph-rsid="44d25ae7"/>
    </style:style>
    <style:style style:name="P144" style:family="paragraph" style:parent-style-name="Heading_20_3">
      <style:text-properties officeooo:paragraph-rsid="44cc7957"/>
    </style:style>
    <style:style style:name="P145" style:family="paragraph" style:parent-style-name="Heading_20_3">
      <style:text-properties officeooo:rsid="4533c074" officeooo:paragraph-rsid="4533c074"/>
    </style:style>
    <style:style style:name="P146" style:family="paragraph" style:parent-style-name="Heading_20_3">
      <style:text-properties officeooo:rsid="4542a9c1" officeooo:paragraph-rsid="4542a9c1"/>
    </style:style>
    <style:style style:name="P147" style:family="paragraph" style:parent-style-name="Heading_20_3">
      <style:text-properties officeooo:paragraph-rsid="44beef42"/>
    </style:style>
    <style:style style:name="P148" style:family="paragraph" style:parent-style-name="Heading_20_3">
      <style:text-properties officeooo:paragraph-rsid="44d3f331"/>
    </style:style>
    <style:style style:name="P149" style:family="paragraph" style:parent-style-name="Text_20_body" style:master-page-name="Standard">
      <style:paragraph-properties fo:text-align="end" style:justify-single-word="false" style:page-number="auto"/>
      <style:text-properties officeooo:paragraph-rsid="2590605e"/>
    </style:style>
    <style:style style:name="P150" style:family="paragraph" style:parent-style-name="Text_20_body" style:list-style-name="L1">
      <style:text-properties officeooo:rsid="45738772" officeooo:paragraph-rsid="45738772"/>
    </style:style>
    <style:style style:name="P151" style:family="paragraph" style:parent-style-name="Text_20_body" style:list-style-name="L2">
      <style:text-properties officeooo:rsid="44b458af" officeooo:paragraph-rsid="44b458af"/>
    </style:style>
    <style:style style:name="P152" style:family="paragraph" style:parent-style-name="Text_20_body" style:list-style-name="L2">
      <style:text-properties officeooo:rsid="44b59f41" officeooo:paragraph-rsid="44b59f41"/>
    </style:style>
    <style:style style:name="P153" style:family="paragraph" style:parent-style-name="Text_20_body">
      <style:text-properties officeooo:rsid="453d6e7a" officeooo:paragraph-rsid="453d6e7a"/>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4c31033" style:font-style-asian="normal" style:font-style-complex="normal"/>
    </style:style>
    <style:style style:name="T16" style:family="text">
      <style:text-properties fo:font-style="normal" officeooo:rsid="450efd1f" style:font-style-asian="normal" style:font-style-complex="normal"/>
    </style:style>
    <style:style style:name="T17" style:family="text">
      <style:text-properties fo:font-style="normal" officeooo:rsid="4511db86" style:font-style-asian="normal" style:font-style-complex="normal"/>
    </style:style>
    <style:style style:name="T18" style:family="text">
      <style:text-properties officeooo:rsid="447d1e3f"/>
    </style:style>
    <style:style style:name="T19" style:family="text">
      <style:text-properties officeooo:rsid="44830bdf"/>
    </style:style>
    <style:style style:name="T20" style:family="text">
      <style:text-properties officeooo:rsid="4a185db2"/>
    </style:style>
    <style:style style:name="T21" style:family="text">
      <style:text-properties officeooo:rsid="15b70e3d"/>
    </style:style>
    <style:style style:name="T22" style:family="text">
      <style:text-properties officeooo:rsid="14debc6e"/>
    </style:style>
    <style:style style:name="T23" style:family="text">
      <style:text-properties officeooo:rsid="14052f0b"/>
    </style:style>
    <style:style style:name="T24" style:family="text">
      <style:text-properties fo:font-style="italic" style:font-style-asian="italic" style:font-style-complex="italic"/>
    </style:style>
    <style:style style:name="T25" style:family="text">
      <style:text-properties fo:font-style="italic" officeooo:rsid="13b3d86b" style:font-style-asian="italic" style:font-style-complex="italic"/>
    </style:style>
    <style:style style:name="T26" style:family="text">
      <style:text-properties fo:font-style="italic" officeooo:rsid="14ef52e4" style:font-style-asian="italic" style:font-style-complex="italic"/>
    </style:style>
    <style:style style:name="T27" style:family="text">
      <style:text-properties fo:font-style="italic" officeooo:rsid="44830bdf" style:font-style-asian="italic" style:font-style-complex="italic"/>
    </style:style>
    <style:style style:name="T28" style:family="text">
      <style:text-properties fo:font-style="italic" officeooo:rsid="13af2e8e" style:font-style-asian="italic" style:font-style-complex="italic"/>
    </style:style>
    <style:style style:name="T29" style:family="text">
      <style:text-properties fo:font-style="italic" officeooo:rsid="448b0363" style:font-style-asian="italic" style:font-style-complex="italic"/>
    </style:style>
    <style:style style:name="T30" style:family="text">
      <style:text-properties fo:font-style="italic" officeooo:rsid="449a4333" style:font-style-asian="italic" style:font-style-complex="italic"/>
    </style:style>
    <style:style style:name="T31" style:family="text">
      <style:text-properties fo:font-style="italic" officeooo:rsid="44927482" style:font-style-asian="italic" style:font-style-complex="italic"/>
    </style:style>
    <style:style style:name="T32" style:family="text">
      <style:text-properties fo:font-style="italic" officeooo:rsid="449ba344" style:font-style-asian="italic" style:font-style-complex="italic"/>
    </style:style>
    <style:style style:name="T33" style:family="text">
      <style:text-properties fo:font-style="italic" officeooo:rsid="44964a67" style:font-style-asian="italic" style:font-style-complex="italic"/>
    </style:style>
    <style:style style:name="T34" style:family="text">
      <style:text-properties fo:font-style="italic" officeooo:rsid="449d8449" style:font-style-asian="italic" style:font-style-complex="italic"/>
    </style:style>
    <style:style style:name="T35" style:family="text">
      <style:text-properties fo:font-style="italic" officeooo:rsid="449dfd20" style:font-style-asian="italic" style:font-style-complex="italic"/>
    </style:style>
    <style:style style:name="T36" style:family="text">
      <style:text-properties fo:font-style="italic" officeooo:rsid="449c7025" style:font-style-asian="italic" style:font-style-complex="italic"/>
    </style:style>
    <style:style style:name="T37" style:family="text">
      <style:text-properties fo:font-style="italic" officeooo:rsid="44a05705" style:font-style-asian="italic" style:font-style-complex="italic"/>
    </style:style>
    <style:style style:name="T38" style:family="text">
      <style:text-properties fo:font-style="italic" officeooo:rsid="44de6446" style:font-style-asian="italic" style:font-style-complex="italic"/>
    </style:style>
    <style:style style:name="T39" style:family="text">
      <style:text-properties fo:font-style="italic" officeooo:rsid="450c2fea" style:font-style-asian="italic" style:font-style-complex="italic"/>
    </style:style>
    <style:style style:name="T40" style:family="text">
      <style:text-properties fo:font-style="italic" officeooo:rsid="452437d1" style:font-style-asian="italic" style:font-style-complex="italic"/>
    </style:style>
    <style:style style:name="T41" style:family="text">
      <style:text-properties fo:font-style="italic" officeooo:rsid="45540a44" style:font-style-asian="italic" style:font-style-complex="italic"/>
    </style:style>
    <style:style style:name="T42" style:family="text">
      <style:text-properties fo:font-style="italic" officeooo:rsid="4566f82a" style:font-style-asian="italic" style:font-style-complex="italic"/>
    </style:style>
    <style:style style:name="T43" style:family="text">
      <style:text-properties fo:font-style="italic" officeooo:rsid="4567a90a" style:font-style-asian="italic" style:font-style-complex="italic"/>
    </style:style>
    <style:style style:name="T44" style:family="text">
      <style:text-properties fo:font-style="italic" officeooo:rsid="4586ec8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45062eec" style:font-style-asian="italic" style:font-weight-asian="bold" style:font-style-complex="italic" style:font-weight-complex="bold"/>
    </style:style>
    <style:style style:name="T47" style:family="text">
      <style:text-properties fo:font-style="italic" fo:font-weight="bold" officeooo:rsid="451f63da" style:font-style-asian="italic" style:font-weight-asian="bold" style:font-style-complex="italic" style:font-weight-complex="bold"/>
    </style:style>
    <style:style style:name="T48" style:family="text">
      <style:text-properties fo:font-style="italic" fo:font-weight="bold" officeooo:rsid="453557e3" style:font-style-asian="italic" style:font-weight-asian="bold" style:font-style-complex="italic" style:font-weight-complex="bold"/>
    </style:style>
    <style:style style:name="T49" style:family="text">
      <style:text-properties officeooo:rsid="155cc408"/>
    </style:style>
    <style:style style:name="T50" style:family="text">
      <style:text-properties officeooo:rsid="13b3d86b"/>
    </style:style>
    <style:style style:name="T51" style:family="text">
      <style:text-properties officeooo:rsid="14f507b1"/>
    </style:style>
    <style:style style:name="T52" style:family="text">
      <style:text-properties officeooo:rsid="14f54ff5"/>
    </style:style>
    <style:style style:name="T53" style:family="text">
      <style:text-properties officeooo:rsid="14ef52e4"/>
    </style:style>
    <style:style style:name="T54" style:family="text">
      <style:text-properties officeooo:rsid="14e10e7b"/>
    </style:style>
    <style:style style:name="T55" style:family="text">
      <style:text-properties officeooo:rsid="14a5d507"/>
    </style:style>
    <style:style style:name="T56" style:family="text">
      <style:text-properties officeooo:rsid="13af2e8e"/>
    </style:style>
    <style:style style:name="T57" style:family="text">
      <style:text-properties officeooo:rsid="13c7b16f"/>
    </style:style>
    <style:style style:name="T58" style:family="text">
      <style:text-properties officeooo:rsid="14e5ca45"/>
    </style:style>
    <style:style style:name="T59" style:family="text">
      <style:text-properties officeooo:rsid="14e779ca"/>
    </style:style>
    <style:style style:name="T60" style:family="text">
      <style:text-properties officeooo:rsid="44835033"/>
    </style:style>
    <style:style style:name="T61" style:family="text">
      <style:text-properties style:use-window-font-color="true"/>
    </style:style>
    <style:style style:name="T62"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fo:color="#966400"/>
    </style:style>
    <style:style style:name="T66" style:family="text">
      <style:text-properties officeooo:rsid="44895f4c"/>
    </style:style>
    <style:style style:name="T67" style:family="text">
      <style:text-properties officeooo:rsid="448b0363"/>
    </style:style>
    <style:style style:name="T68" style:family="text">
      <style:text-properties officeooo:rsid="448bad02"/>
    </style:style>
    <style:style style:name="T69" style:family="text">
      <style:text-properties fo:color="#ff6400"/>
    </style:style>
    <style:style style:name="T70" style:family="text">
      <style:text-properties fo:color="#ff6400" officeooo:rsid="4324fee1"/>
    </style:style>
    <style:style style:name="T71" style:family="text">
      <style:text-properties fo:color="#ff6400" fo:language="cs" fo:country="CZ" officeooo:rsid="45062eec" style:language-asian="cs" style:country-asian="CZ"/>
    </style:style>
    <style:style style:name="T72" style:family="text">
      <style:text-properties fo:color="#00c8ff"/>
    </style:style>
    <style:style style:name="T73" style:family="text">
      <style:text-properties fo:color="#8ba60e" officeooo:rsid="448c3ab1"/>
    </style:style>
    <style:style style:name="T74" style:family="text">
      <style:text-properties officeooo:rsid="448dc026"/>
    </style:style>
    <style:style style:name="T75" style:family="text">
      <style:text-properties officeooo:rsid="4324fee1"/>
    </style:style>
    <style:style style:name="T76" style:family="text">
      <style:text-properties fo:color="#14beaa" officeooo:rsid="4324fee1"/>
    </style:style>
    <style:style style:name="T77" style:family="text">
      <style:text-properties officeooo:rsid="448fd033"/>
    </style:style>
    <style:style style:name="T78" style:family="text">
      <style:text-properties officeooo:rsid="4491300c"/>
    </style:style>
    <style:style style:name="T79" style:family="text">
      <style:text-properties officeooo:rsid="44946be3"/>
    </style:style>
    <style:style style:name="T80" style:family="text">
      <style:text-properties officeooo:rsid="44964a67"/>
    </style:style>
    <style:style style:name="T81" style:family="text">
      <style:text-properties fo:color="#c3b346" officeooo:rsid="4324fee1"/>
    </style:style>
    <style:style style:name="T82" style:family="text">
      <style:text-properties fo:color="#6482ff" officeooo:rsid="4324fee1"/>
    </style:style>
    <style:style style:name="T83" style:family="text">
      <style:text-properties officeooo:rsid="4497ecd3"/>
    </style:style>
    <style:style style:name="T84" style:family="text">
      <style:text-properties officeooo:rsid="4499600c"/>
    </style:style>
    <style:style style:name="T85" style:family="text">
      <style:text-properties officeooo:rsid="449a4333"/>
    </style:style>
    <style:style style:name="T86" style:family="text">
      <style:text-properties officeooo:rsid="449ba344"/>
    </style:style>
    <style:style style:name="T87" style:family="text">
      <style:text-properties officeooo:rsid="449c7025"/>
    </style:style>
    <style:style style:name="T88" style:family="text">
      <style:text-properties officeooo:rsid="449d24f4"/>
    </style:style>
    <style:style style:name="T89" style:family="text">
      <style:text-properties officeooo:rsid="449d8449"/>
    </style:style>
    <style:style style:name="T90" style:family="text">
      <style:text-properties officeooo:rsid="449dfd20"/>
    </style:style>
    <style:style style:name="T91" style:family="text">
      <style:text-properties officeooo:rsid="44a05705"/>
    </style:style>
    <style:style style:name="T92" style:family="text">
      <style:text-properties officeooo:rsid="44a913d8"/>
    </style:style>
    <style:style style:name="T93" style:family="text">
      <style:text-properties officeooo:rsid="44abd05e"/>
    </style:style>
    <style:style style:name="T94" style:family="text">
      <style:text-properties officeooo:rsid="44ae60a9"/>
    </style:style>
    <style:style style:name="T95" style:family="text">
      <style:text-properties officeooo:rsid="44b25d8a"/>
    </style:style>
    <style:style style:name="T96" style:family="text">
      <style:text-properties fo:language="cs" fo:country="CZ" officeooo:rsid="44bcb058"/>
    </style:style>
    <style:style style:name="T97" style:family="text">
      <style:text-properties fo:language="cs" fo:country="CZ" officeooo:rsid="44bc59e0"/>
    </style:style>
    <style:style style:name="T98" style:family="text">
      <style:text-properties fo:language="cs" fo:country="CZ" style:language-asian="cs" style:country-asian="CZ"/>
    </style:style>
    <style:style style:name="T99" style:family="text">
      <style:text-properties fo:language="cs" fo:country="CZ" officeooo:rsid="45062eec" style:language-asian="cs" style:country-asian="CZ"/>
    </style:style>
    <style:style style:name="T100" style:family="text">
      <style:text-properties fo:language="cs" fo:country="CZ" officeooo:rsid="450c2fea" style:language-asian="cs" style:country-asian="CZ"/>
    </style:style>
    <style:style style:name="T101" style:family="text">
      <style:text-properties fo:language="cs" fo:country="CZ" officeooo:rsid="44b458af" style:language-asian="cs" style:country-asian="CZ"/>
    </style:style>
    <style:style style:name="T102" style:family="text">
      <style:text-properties fo:language="cs" fo:country="CZ" officeooo:rsid="450e3082" style:language-asian="cs" style:country-asian="CZ"/>
    </style:style>
    <style:style style:name="T103" style:family="text">
      <style:text-properties fo:language="cs" fo:country="CZ" fo:font-style="italic" style:language-asian="cs" style:country-asian="CZ" style:font-style-asian="italic" style:font-style-complex="italic"/>
    </style:style>
    <style:style style:name="T104" style:family="text">
      <style:text-properties fo:language="cs" fo:country="CZ" fo:font-style="italic" officeooo:rsid="449a4333" style:language-asian="cs" style:country-asian="CZ" style:font-style-asian="italic" style:font-style-complex="italic"/>
    </style:style>
    <style:style style:name="T105" style:family="text">
      <style:text-properties fo:language="cs" fo:country="CZ" fo:font-style="italic" officeooo:rsid="44927482" style:language-asian="cs" style:country-asian="CZ" style:font-style-asian="italic" style:font-style-complex="italic"/>
    </style:style>
    <style:style style:name="T106" style:family="text">
      <style:text-properties fo:language="cs" fo:country="CZ" fo:font-style="italic" officeooo:rsid="45062eec" style:language-asian="cs" style:country-asian="CZ" style:font-style-asian="italic" style:font-style-complex="italic"/>
    </style:style>
    <style:style style:name="T107" style:family="text">
      <style:text-properties fo:language="cs" fo:country="CZ" fo:font-style="italic" officeooo:rsid="44b458af" style:language-asian="cs" style:country-asian="CZ" style:font-style-asian="italic" style:font-style-complex="italic"/>
    </style:style>
    <style:style style:name="T108" style:family="text">
      <style:text-properties fo:language="cs" fo:country="CZ" fo:font-style="normal" officeooo:rsid="44927482" style:language-asian="cs" style:country-asian="CZ" style:font-style-asian="normal" style:font-style-complex="normal"/>
    </style:style>
    <style:style style:name="T109" style:family="text">
      <style:text-properties fo:language="cs" fo:country="CZ" fo:font-style="normal" officeooo:rsid="44b62ce5" style:language-asian="cs" style:country-asian="CZ" style:font-style-asian="normal" style:font-style-complex="normal"/>
    </style:style>
    <style:style style:name="T110" style:family="text">
      <style:text-properties fo:language="cs" fo:country="CZ" fo:font-style="normal" officeooo:rsid="4501b757" style:language-asian="cs" style:country-asian="CZ" style:font-style-asian="normal" style:font-style-complex="normal"/>
    </style:style>
    <style:style style:name="T111" style:family="text">
      <style:text-properties fo:language="cs" fo:country="CZ" fo:font-style="normal" officeooo:rsid="45023ddd" style:language-asian="cs" style:country-asian="CZ" style:font-style-asian="normal" style:font-style-complex="normal"/>
    </style:style>
    <style:style style:name="T112" style:family="text">
      <style:text-properties fo:language="cs" fo:country="CZ" fo:font-style="normal" officeooo:rsid="450b0bc8" style:language-asian="cs" style:country-asian="CZ" style:font-style-asian="normal" style:font-style-complex="normal"/>
    </style:style>
    <style:style style:name="T113" style:family="text">
      <style:text-properties officeooo:rsid="44bc59e0"/>
    </style:style>
    <style:style style:name="T114" style:family="text">
      <style:text-properties officeooo:rsid="44be31d6"/>
    </style:style>
    <style:style style:name="T115" style:family="text">
      <style:text-properties officeooo:rsid="44c0b8db"/>
    </style:style>
    <style:style style:name="T116" style:family="text">
      <style:text-properties officeooo:rsid="44c6c0e2"/>
    </style:style>
    <style:style style:name="T117" style:family="text">
      <style:text-properties officeooo:rsid="44cb2bf6"/>
    </style:style>
    <style:style style:name="T118" style:family="text">
      <style:text-properties officeooo:rsid="44cc7957"/>
    </style:style>
    <style:style style:name="T119" style:family="text">
      <style:text-properties officeooo:rsid="44d750d9"/>
    </style:style>
    <style:style style:name="T120" style:family="text">
      <style:text-properties officeooo:rsid="44df7052"/>
    </style:style>
    <style:style style:name="T121" style:family="text">
      <style:text-properties officeooo:rsid="44e3cf0d"/>
    </style:style>
    <style:style style:name="T122" style:family="text">
      <style:text-properties officeooo:rsid="44e5ab33"/>
    </style:style>
    <style:style style:name="T123" style:family="text">
      <style:text-properties officeooo:rsid="44ec111c"/>
    </style:style>
    <style:style style:name="T124" style:family="text">
      <style:text-properties officeooo:rsid="138eb15a"/>
    </style:style>
    <style:style style:name="T125" style:family="text">
      <style:text-properties officeooo:rsid="44f03263"/>
    </style:style>
    <style:style style:name="T126" style:family="text">
      <style:text-properties officeooo:rsid="44f7ed28"/>
    </style:style>
    <style:style style:name="T127" style:family="text">
      <style:text-properties officeooo:rsid="44faab83"/>
    </style:style>
    <style:style style:name="T128" style:family="text">
      <style:text-properties officeooo:rsid="44fd78cc"/>
    </style:style>
    <style:style style:name="T129" style:family="text">
      <style:text-properties officeooo:rsid="45008027"/>
    </style:style>
    <style:style style:name="T130" style:family="text">
      <style:text-properties fo:language="en" fo:country="US" officeooo:rsid="45008027"/>
    </style:style>
    <style:style style:name="T131" style:family="text">
      <style:text-properties officeooo:rsid="4501b757"/>
    </style:style>
    <style:style style:name="T132" style:family="text">
      <style:text-properties officeooo:rsid="45023ddd"/>
    </style:style>
    <style:style style:name="T133" style:family="text">
      <style:text-properties officeooo:rsid="45032115"/>
    </style:style>
    <style:style style:name="T134" style:family="text">
      <style:text-properties officeooo:rsid="45040c77"/>
    </style:style>
    <style:style style:name="T135" style:family="text">
      <style:text-properties officeooo:rsid="45045437"/>
    </style:style>
    <style:style style:name="T136" style:family="text">
      <style:text-properties officeooo:rsid="45062eec"/>
    </style:style>
    <style:style style:name="T137" style:family="text">
      <style:text-properties officeooo:rsid="450c2fea"/>
    </style:style>
    <style:style style:name="T138" style:family="text">
      <style:text-properties officeooo:rsid="450e2f42"/>
    </style:style>
    <style:style style:name="T139" style:family="text">
      <style:text-properties officeooo:rsid="450e3082"/>
    </style:style>
    <style:style style:name="T140" style:family="text">
      <style:text-properties officeooo:rsid="450efd1f"/>
    </style:style>
    <style:style style:name="T141" style:family="text">
      <style:text-properties officeooo:rsid="45114ac1"/>
    </style:style>
    <style:style style:name="T142" style:family="text">
      <style:text-properties officeooo:rsid="4511db86"/>
    </style:style>
    <style:style style:name="T143" style:family="text">
      <style:text-properties officeooo:rsid="4515e327"/>
    </style:style>
    <style:style style:name="T144" style:family="text">
      <style:text-properties officeooo:rsid="4519fb6c"/>
    </style:style>
    <style:style style:name="T145" style:family="text">
      <style:text-properties officeooo:rsid="451e15d2"/>
    </style:style>
    <style:style style:name="T146" style:family="text">
      <style:text-properties officeooo:rsid="451fd865"/>
    </style:style>
    <style:style style:name="T147" style:family="text">
      <style:text-properties officeooo:rsid="4521803d"/>
    </style:style>
    <style:style style:name="T148" style:family="text">
      <style:text-properties officeooo:rsid="452437d1"/>
    </style:style>
    <style:style style:name="T149" style:family="text">
      <style:text-properties officeooo:rsid="452a4f34"/>
    </style:style>
    <style:style style:name="T150" style:family="text">
      <style:text-properties officeooo:rsid="452ab69f"/>
    </style:style>
    <style:style style:name="T151" style:family="text">
      <style:text-properties officeooo:rsid="452e01c1"/>
    </style:style>
    <style:style style:name="T152" style:family="text">
      <style:text-properties officeooo:rsid="452fa953"/>
    </style:style>
    <style:style style:name="T153" style:family="text">
      <style:text-properties officeooo:rsid="45313815"/>
    </style:style>
    <style:style style:name="T154" style:family="text">
      <style:text-properties officeooo:rsid="45315cbb"/>
    </style:style>
    <style:style style:name="T155" style:family="text">
      <style:text-properties officeooo:rsid="4531f80c"/>
    </style:style>
    <style:style style:name="T156" style:family="text">
      <style:text-properties officeooo:rsid="44a4dd69"/>
    </style:style>
    <style:style style:name="T157" style:family="text">
      <style:text-properties officeooo:rsid="4536b81a"/>
    </style:style>
    <style:style style:name="T158" style:family="text">
      <style:text-properties officeooo:rsid="453af5d6"/>
    </style:style>
    <style:style style:name="T159" style:family="text">
      <style:text-properties officeooo:rsid="453cec3c"/>
    </style:style>
    <style:style style:name="T160" style:family="text">
      <style:text-properties officeooo:rsid="453d6e7a"/>
    </style:style>
    <style:style style:name="T161" style:family="text">
      <style:text-properties officeooo:rsid="453efd96"/>
    </style:style>
    <style:style style:name="T162" style:family="text">
      <style:text-properties officeooo:rsid="453fc6b3"/>
    </style:style>
    <style:style style:name="T163" style:family="text">
      <style:text-properties officeooo:rsid="45417375"/>
    </style:style>
    <style:style style:name="T164" style:family="text">
      <style:text-properties officeooo:rsid="4544235e"/>
    </style:style>
    <style:style style:name="T165" style:family="text">
      <style:text-properties officeooo:rsid="4545a20c"/>
    </style:style>
    <style:style style:name="T166" style:family="text">
      <style:text-properties officeooo:rsid="45479893"/>
    </style:style>
    <style:style style:name="T167" style:family="text">
      <style:text-properties officeooo:rsid="454edad6"/>
    </style:style>
    <style:style style:name="T168" style:family="text">
      <style:text-properties officeooo:rsid="454f2a61"/>
    </style:style>
    <style:style style:name="T169" style:family="text">
      <style:text-properties officeooo:rsid="45528cdc"/>
    </style:style>
    <style:style style:name="T170" style:family="text">
      <style:text-properties officeooo:rsid="45540a44"/>
    </style:style>
    <style:style style:name="T171" style:family="text">
      <style:text-properties officeooo:rsid="455695c0"/>
    </style:style>
    <style:style style:name="T172" style:family="text">
      <style:text-properties officeooo:rsid="455d9cb6"/>
    </style:style>
    <style:style style:name="T173" style:family="text">
      <style:text-properties officeooo:rsid="456510b2"/>
    </style:style>
    <style:style style:name="T174" style:family="text">
      <style:text-properties officeooo:rsid="4566f82a"/>
    </style:style>
    <style:style style:name="T175" style:family="text">
      <style:text-properties officeooo:rsid="4567a90a"/>
    </style:style>
    <style:style style:name="T176" style:family="text">
      <style:text-properties officeooo:rsid="4568f7c7"/>
    </style:style>
    <style:style style:name="T177" style:family="text">
      <style:text-properties officeooo:rsid="456915fe"/>
    </style:style>
    <style:style style:name="T178" style:family="text">
      <style:text-properties officeooo:rsid="4569f88d"/>
    </style:style>
    <style:style style:name="T179" style:family="text">
      <style:text-properties officeooo:rsid="456d16bd"/>
    </style:style>
    <style:style style:name="T180" style:family="text">
      <style:text-properties officeooo:rsid="456e9aaf"/>
    </style:style>
    <style:style style:name="T181" style:family="text">
      <style:text-properties officeooo:rsid="45704316"/>
    </style:style>
    <style:style style:name="T182" style:family="text">
      <style:text-properties officeooo:rsid="4571c0c2"/>
    </style:style>
    <style:style style:name="T183" style:family="text">
      <style:text-properties officeooo:rsid="45738772"/>
    </style:style>
    <style:style style:name="T184" style:family="text">
      <style:text-properties officeooo:rsid="4575857f"/>
    </style:style>
    <style:style style:name="T185" style:family="text">
      <style:text-properties officeooo:rsid="4576f38b"/>
    </style:style>
    <style:style style:name="T186" style:family="text">
      <style:text-properties officeooo:rsid="457899f4"/>
    </style:style>
    <style:style style:name="T187" style:family="text">
      <style:text-properties officeooo:rsid="457c5dee"/>
    </style:style>
    <style:style style:name="T188" style:family="text">
      <style:text-properties officeooo:rsid="457f7f79"/>
    </style:style>
    <style:style style:name="T189" style:family="text">
      <style:text-properties officeooo:rsid="45806909"/>
    </style:style>
    <style:style style:name="T190" style:family="text">
      <style:text-properties officeooo:rsid="4582833a"/>
    </style:style>
    <style:style style:name="T191" style:family="text">
      <style:text-properties officeooo:rsid="4583ac56"/>
    </style:style>
    <style:style style:name="T192" style:family="text">
      <style:text-properties officeooo:rsid="45854ff0"/>
    </style:style>
    <style:style style:name="T193" style:family="text">
      <style:text-properties officeooo:rsid="4586ec8c"/>
    </style:style>
    <style:style style:name="T194" style:family="text">
      <style:text-properties officeooo:rsid="458b63cf"/>
    </style:style>
    <style:style style:name="T195" style:family="text">
      <style:text-properties officeooo:rsid="458e5cd8"/>
    </style:style>
    <style:style style:name="T196" style:family="text">
      <style:text-properties officeooo:rsid="458fc1e8"/>
    </style:style>
    <style:style style:name="T197" style:family="text">
      <style:text-properties officeooo:rsid="4590d4d1"/>
    </style:style>
    <style:style style:name="T198" style:family="text">
      <style:text-properties officeooo:rsid="45960823"/>
    </style:style>
    <style:style style:name="T199" style:family="text">
      <style:text-properties officeooo:rsid="45966177"/>
    </style:style>
    <style:style style:name="T200" style:family="text">
      <style:text-properties officeooo:rsid="45985981"/>
    </style:style>
    <style:style style:name="T201" style:family="text">
      <style:text-properties officeooo:rsid="459ab4b2"/>
    </style:style>
    <style:style style:name="T202" style:family="text">
      <style:text-properties officeooo:rsid="459caa61"/>
    </style:style>
    <style:style style:name="T203" style:family="text">
      <style:text-properties officeooo:rsid="459e7c2e"/>
    </style:style>
    <style:style style:name="T204" style:family="text">
      <style:text-properties officeooo:rsid="45a063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7"/>
      <text:p text:style-name="P6"/>
      <text:p text:style-name="P6"/>
      <text:p text:style-name="P109">Dračák</text:p>
      <text:p text:style-name="P105"/>
      <text:p text:style-name="P105"/>
      <text:p text:style-name="P110">podle staré školy</text:p>
      <text:p text:style-name="P106"/>
      <text:p text:style-name="P111">KOUZELNÉ PŘEDMĚTY</text:p>
      <text:p text:style-name="P106"/>
      <text:p text:style-name="P107"/>
      <text:p text:style-name="P106"/>
      <text:p text:style-name="P106"/>
      <text:p text:style-name="P106"/>
      <text:p text:style-name="P106"/>
      <text:p text:style-name="P106"><text:soft-page-break/></text:p>
      <text:p text:style-name="P108"/>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8"><text:a xlink:type="simple" xlink:href="#__RefHeading___Toc301_2547754490" text:style-name="Internet_20_link" text:visited-style-name="Internet_20_link">Léčivé masti a kameny</text:a><text:tab/>3</text:p>
          <text:p text:style-name="P119"><text:a xlink:type="simple" xlink:href="#__RefHeading___Toc303_2547754490" text:style-name="Internet_20_link" text:visited-style-name="Internet_20_link">Neobvyklé předměty</text:a><text:tab/>4</text:p>
          <text:p text:style-name="P119"><text:a xlink:type="simple" xlink:href="#__RefHeading___Toc305_2547754490" text:style-name="Internet_20_link" text:visited-style-name="Internet_20_link">Schopnosti předmětů</text:a><text:tab/>5</text:p>
        </text:index-body>
      </text:table-of-content>
      <text:p text:style-name="P117"/>
      <text:p text:style-name="P4"/>
      <text:p text:style-name="P4"/>
      <text:p text:style-name="P4"/>
      <text:p text:style-name="P4"/>
      <text:p text:style-name="P4"/>
      <text:p text:style-name="P4"/>
      <text:p text:style-name="P4"/>
      <text:p text:style-name="P4"/>
      <text:p text:style-name="P4"/>
      <text:p text:style-name="P3">Verze 0.<text:span text:style-name="T18">0</text:span></text:p>
      <text:h text:style-name="P140" text:outline-level="2"><text:soft-page-break/>TODO:</text:h>
      <text:p text:style-name="P89">Do nabídky obchodníků v kampani dát určitě sledovací mapu – zavede postavy do nějakého dungeonu (možná bubákova věž?)</text:p>
      <text:h text:style-name="Heading_20_2" text:outline-level="2"><text:span text:style-name="T166">Příběhy</text:span> kouzelných předmětů</text:h>
      <text:p text:style-name="P98">Když budeš vybírat kouzelný předmět, zamysli se, jaký příběh se k němu váže. Kdo ho vyrobil a proč? Kdo ho naposledy vlastnil? Jak a proč se dostal tam, kde teď je? <text:span text:style-name="T165">Odpovědi na tyto otázky se pak pokus dostat do hry – mohou je znát cizí postavy, může to být někde napsané, může o tom vyprávět kouzelná socha ve stejném podzemí a podobně.</text:span></text:p>
      <text:h text:style-name="P141" text:outline-level="2">Sesílání kouzel z<text:span text:style-name="T188">e</text:span> <text:span text:style-name="T188">svitků</text:span> a předmětů</text:h>
      <text:p text:style-name="P99">Nehledě na to, <text:span text:style-name="T188">jakým způsobem</text:span> kouzlo sesíláš, a jestli si ho musíš nejdříve připravit, sesílání se <text:span text:style-name="T188">vždy</text:span> řídí stejnými pravidly, jako kdyby ho sesílal kouzelník: <text:span text:style-name="T189">z</text:span>abere jedno kolo, musíš při tom oběma rukama gestikulovat (nemůžeš tedy například současně na někoho útočit, bránit se štítem a podobně) a musíš nahlas vyslovit sesílací formuli (nemůžeš tedy kouzlit, když nemůžeš mluvit).<text:line-break/><text:tab/><text:span text:style-name="T193">Stejně tak pro přípravu kouzla platí vždy stejná pravidla, jako kdyby si ho připravoval kouzelník: zabere to minutu, vyžaduje to </text:span><text:span text:style-name="T44">soustředění</text:span><text:span text:style-name="T193"> a můžeš si připravit pouze kouzlo, na která máš úroveň – na základních úrovních tedy jen základní kouzlo, na pokročilých úrovních základní nebo pokročilé a až na mistrovských úrovních si můžeš připravit mistrovské kouzlo.</text:span></text:p>
      <text:h text:style-name="Heading_20_3" text:outline-level="3"><text:soft-page-break/>Svitky s kouzly a kouzelnické knihy</text:h>
      <text:list xml:id="list1220498901" text:style-name="L1">
        <text:list-item>
          <text:p text:style-name="P150">Kdokoliv může kouzlo ze svitku nebo kouzelnické knihy seslat bez přípravy a tím ho spotřebovat. Text kouzla při tom ze svitku nebo knihy zmizí.</text:p>
        </text:list-item>
        <text:list-item>
          <text:p text:style-name="P150">Kouzelník si může kouzlo ze svitku nebo knihy připravit místo nějakého, které umí. Při sesílání pak nemusí mít svitek nebo knihu u sebe. <text:span text:style-name="T193">Takto si můžeš „prohodit“ jen jedno kouzlo, i když máš svitků nebo kouzel v knihách víc. Připravené k</text:span>ouzlo na svitku nebo v knize zůstane.</text:p>
        </text:list-item>
        <text:list-item>
          <text:p text:style-name="P150">Kouzelník se také může při přestupu na další úroveň kouzlo naučit. V tom případě text ze svitku nebo knihy zmizí.</text:p>
        </text:list-item>
      </text:list>
      <text:p text:style-name="P101">Kouzelník si může připravit nebo se naučit jen kouzla, na která má úroveň, na první úrovni si tedy například může připravit jen základní kouzlo a při přestupu ze třetí na čtvrtou úroveň se může naučit jen základní nebo pokročilé kouzlo.<text:line-break/><text:tab/>Pro seslání kouzla bez přípravy (při kterém se spotřebuje) toto omezení neplatí, už na první úrovni můžeš tedy takto seslat klidně i mistrovské kouzlo.</text:p>
      <text:h text:style-name="Heading_20_3" text:outline-level="3"><text:span text:style-name="T183">Kouzelnické h</text:span>ůlk<text:span text:style-name="T186">y</text:span></text:h>
      <text:p text:style-name="P100">Pomocí kouzelnické hůlky můžeš seslat určené kouzlo, i když neumíš kouzlit. Musíš si ho ale nejdříve s touto hůlkou v ruce připravit. <text:span text:style-name="T190">P</text:span>latí <text:span text:style-name="T190">pro to</text:span> stejná pravidla, jako když si kouzlo připravuje kouzelník – zabere to <text:span text:style-name="T190">tedy</text:span> minutu, musíš se při tom <text:span text:style-name="T24">soustředit</text:span> <text:span text:style-name="T192">a můžeš si připravit jen kouzlo, na které máš úroveň (tedy na základních úrovních jen základní kouzlo atd.).</text:span> Připravené kouzlo můžeš kdykoliv později seslat vyslovením sesílací formule a provedením příslušného gesta, <text:soft-page-break/>musíš při tom ale <text:span text:style-name="T191">hůlku</text:span> držet v ruce.<text:line-break/><text:tab/>V jednu chvíli můžeš mít připravené kouzlo <text:span text:style-name="T191">jen z jedné</text:span> z hůlky, i když jich máš víc.<text:span text:style-name="T184"> Kouzelník si může kouzlo z hůlky připravit navíc k těm, která umí (ale stále pouze jedno).</text:span></text:p>
      <text:h text:style-name="P142" text:outline-level="3">Předměty se vsazenými krystaly</text:h>
      <text:p text:style-name="P99">Některé předměty, nejčastěji kouzelnické hole, mají do sebe vsazené tlumeně <text:span text:style-name="T194">žhnoucí</text:span> krystaly. Každý z nich umožňuje jednou seslat určené kouzlo, poté pohasne. Kouzla <text:span text:style-name="T187">sesílaná díky krystalu si není třeba předem připravovat, při sesílání ale musíš příslušný předmět držet v ruce, provést příslušné gesto a vyslovit sesílací formuli.<text:line-break/><text:tab/>Vsazené krystaly je v principu možné znovu nabít, vyžaduje to ale svitek nebo knihu s rituálem na nabíjení příslušného druhu krystalu a je k tomu vždy potřeba nějaká vzácná magická surovina.</text:span></text:p>
      <text:h text:style-name="Heading_20_2" text:outline-level="2"><text:bookmark-start text:name="__RefHeading___Toc301_2547754490"/>Léčivé kameny<text:bookmark-end text:name="__RefHeading___Toc301_2547754490"/></text:h>
      <text:p text:style-name="P22">Léčivé kameny jsou očarované drahokamy nebo polodrahokamy. Jsou do nich vyryté <text:span text:style-name="T66">prostým okem neviditelné</text:span> miniaturní runy <text:span text:style-name="T66">se zaklínadlem</text:span> – elf nebo někdo se zvětšovacím sklem je dokáže přečíst. <text:span text:style-name="T77">Při použití je potřeba toto zaklínadlo vyslovit a následně kamenem pomalu přejíždět těsně nad zraněnou částí těla.</text:span><text:line-break/><text:tab/>Účinkují stejně jako <text:span text:style-name="T67">ošetření zranění nebo</text:span> <text:span text:style-name="T24">hojiv</text:span><text:span text:style-name="T29">á</text:span><text:span text:style-name="T24"> mast</text:span>, vyléčí tedy 1 život z každého zranění příslušného typu (<text:span text:style-name="T24">hematit</text:span> například léčí otevřená, <text:span text:style-name="T79">krvácející</text:span> zranění). <text:span text:style-name="T66">Ošetření každého zranění léčivým kamenem zabere zhruba minutu.<text:line-break/><text:tab/>Léčivé kameny jsou velice vzácné, obyčejně nejdou jen tak koupit. Stojí pětinásobek ceny neočarovaného kamene.</text:span></text:p>
      <text:p text:style-name="P55">TODO: Na blesky by měl bejt spíš topaz.</text:p>
      <text:p text:style-name="Example_20_Header"><text:soft-page-break/>Poznámka:</text:p>
      <text:p text:style-name="Example">Tím, jestli dáš léčivé kameny do hry, můžeš výrazně ovlivnit rychlost léčení postav. <text:span text:style-name="T91">Když je budou mít k dispozici, spolu s </text:span><text:span text:style-name="T37">hojivou mastí</text:span><text:span text:style-name="T91"> a </text:span><text:span text:style-name="T37">ošetřováním zranění</text:span><text:span text:style-name="T91"> se většinou obejdou bez hraničářského </text:span><text:span text:style-name="T37">hojivého doteku</text:span><text:span text:style-name="T91">. Pokud tedy máš v družině hraničáře, léčivými kameny spíš šetři a vyhýbej se hlavně </text:span><text:span text:style-name="T37">očarovanému hematitu</text:span><text:span text:style-name="T91"> a </text:span><text:span text:style-name="T37">očarovanému kalcitu</text:span><text:span text:style-name="T91">, protože sečná, bodná a drtivá zranění jsou zdaleka nejčastější.</text:span></text:p>
      <text:h text:style-name="Heading_20_4" text:outline-level="4"><text:span text:style-name="T85">Očarovaný h</text:span>ematit</text:h>
      <text:p text:style-name="P67"><text:span text:style-name="T39">Nákup:</text:span> <text:span text:style-name="T139">150</text:span> zl<text:line-break/><text:span text:style-name="T107">Úrovně:</text:span><text:span text:style-name="T101"> </text:span><text:span text:style-name="T100">mistrovské</text:span></text:p>
      <text:p text:style-name="P23"><text:span text:style-name="T30">Očarovaný h</text:span><text:span text:style-name="T24">ematit</text:span> je kovově lesklý polodrahokam barvy krve. L<text:span text:style-name="T68">éčí otevřená, krvácející zranění, což jsou nejčastěji</text:span><text:span text:style-name="T62"> </text:span><text:span text:style-name="T63">sečné</text:span><text:span text:style-name="T62"> a </text:span><text:span text:style-name="T64">bodné</text:span><text:span text:style-name="T62"> rány, například po zásahu šípem nebo mečem.</text:span></text:p>
      <text:h text:style-name="P130" text:outline-level="4"><text:span text:style-name="T85">Očarovaný r</text:span>ubín</text:h>
      <text:p text:style-name="P67"><text:span text:style-name="T39">Nákup:</text:span> <text:span text:style-name="T138">50</text:span> zl<text:line-break/><text:span text:style-name="T107">Úrovně:</text:span><text:span text:style-name="T101"> </text:span><text:span text:style-name="T102">pokročilé</text:span></text:p>
      <text:p text:style-name="P23"><text:span text:style-name="T35">Očarovaný r</text:span><text:span text:style-name="T24">ubín</text:span> je rudý, <text:span text:style-name="T90">vybroušený</text:span> drahokam. Léčí <text:span text:style-name="T84">zranění</text:span> <text:span text:style-name="T83">způsobené</text:span> <text:span text:style-name="T70">ohněm</text:span>.</text:p>
      <text:h text:style-name="P130" text:outline-level="4"><text:span text:style-name="T85">Očarovaný s</text:span>afír</text:h>
      <text:p text:style-name="P67"><text:span text:style-name="T39">Nákup:</text:span> <text:span text:style-name="T138">4</text:span>0 zl<text:line-break/><text:span text:style-name="T107">Úrovně:</text:span><text:span text:style-name="T101"> </text:span><text:span text:style-name="T102">pokročilé</text:span></text:p>
      <text:p text:style-name="P23"><text:span text:style-name="T35">Očarovaný s</text:span><text:span text:style-name="T24">afír</text:span> je <text:span text:style-name="T120">tmavě</text:span> modrý, <text:span text:style-name="T90">vybroušený</text:span> dr<text:span text:style-name="T78">a</text:span>hokam. Léčí<text:span text:style-name="T61"> zranění </text:span><text:span text:style-name="T72">mrazem</text:span><text:span text:style-name="T61">.</text:span></text:p>
      <text:h text:style-name="P130" text:outline-level="4"><text:span text:style-name="T85">Očarovaný s</text:span>maragd</text:h>
      <text:p text:style-name="P66"><text:span text:style-name="T39">Nákup:</text:span> <text:span text:style-name="T138">75</text:span> zl</text:p>
      <text:p text:style-name="P67"><text:soft-page-break/><text:span text:style-name="T107">Úrovně:</text:span><text:span text:style-name="T101"> </text:span><text:span text:style-name="T102">pokročilé</text:span></text:p>
      <text:p text:style-name="P21"><text:span text:style-name="T34">Očarovaný smaragd</text:span><text:span text:style-name="T89"> je </text:span>z<text:span text:style-name="T68">elený, broušený drahokam. Léčí zranění způsobené </text:span><text:span text:style-name="T73">jedem</text:span><text:span text:style-name="T68">.</text:span></text:p>
      <text:h text:style-name="P131" text:outline-level="4">Očarovaný topaz</text:h>
      <text:p text:style-name="P66"><text:span text:style-name="T39">Nákup:</text:span> <text:span text:style-name="T137">25</text:span> zl<text:line-break/><text:span text:style-name="T107">Úrovně:</text:span><text:span text:style-name="T101"> </text:span><text:span text:style-name="T102">základní</text:span></text:p>
      <text:p text:style-name="P24"><text:span text:style-name="T33">Očarovaný </text:span><text:span text:style-name="T38">topaz</text:span> <text:span text:style-name="T88">je žlutý, vybroušený drahokam.</text:span> <text:span text:style-name="T88">Léčí zranění způsobená </text:span><text:span text:style-name="T82">bleskem</text:span><text:span text:style-name="T80">.</text:span></text:p>
      <text:h text:style-name="P130" text:outline-level="4"><text:span text:style-name="T85">Očarovaný k</text:span>alcit</text:h>
      <text:p text:style-name="P67"><text:span text:style-name="T39">Nákup:</text:span> <text:span text:style-name="T138">100</text:span> zl<text:line-break/><text:span text:style-name="T107">Úrovně:</text:span><text:span text:style-name="T101"> </text:span><text:span text:style-name="T100">mistrovské</text:span></text:p>
      <text:p text:style-name="P25"><text:span text:style-name="T36">Očarovaný k</text:span><text:span text:style-name="T24">alcit</text:span> je <text:span text:style-name="T87">do žluta zbarvený,</text:span> perleťově lesklý krystal. Léčí vnitřní zranění, zhmožděniny a zlomeniny. Ta obvykle vznikají při pádu, v boji beze zbraně, zásahem <text:span text:style-name="T65">drtivou</text:span> zbraní nebo ranou, která neprošla zbrojí.</text:p>
      <text:h text:style-name="P130" text:outline-level="4"><text:span text:style-name="T85">Očarovaný p</text:span>yrit</text:h>
      <text:p text:style-name="P27"><text:span text:style-name="T39">Nákup:</text:span> <text:span text:style-name="T138">1</text:span>5 zl<text:line-break/><text:span text:style-name="T107">Úrovně:</text:span><text:span text:style-name="T101"> </text:span><text:span text:style-name="T102">základní</text:span></text:p>
      <text:p text:style-name="P26"><text:span text:style-name="T32">Očarovaný p</text:span><text:span text:style-name="T24">yrit</text:span> je mosazně žlutý kámen s kovovým leskem ve tvaru krychle. <text:span text:style-name="T80">Léčí zranění způsobená </text:span><text:span text:style-name="T81">žíravinou</text:span><text:span text:style-name="T80">.</text:span></text:p>
      <text:h text:style-name="P130" text:outline-level="4"><text:span text:style-name="T85">Očarovaný k</text:span>řišťál</text:h>
      <text:p text:style-name="P27"><text:span text:style-name="T39">Nákup:</text:span> <text:span text:style-name="T138">2</text:span>5 zl<text:line-break/><text:span text:style-name="T107">Úrovně:</text:span><text:span text:style-name="T101"> </text:span><text:span text:style-name="T102">základní</text:span></text:p>
      <text:p text:style-name="P28"><text:soft-page-break/><text:span text:style-name="T32">Očarovaný k</text:span><text:span text:style-name="T24">řišťál</text:span> <text:span text:style-name="T86">je</text:span> <text:span text:style-name="T86">čirý,</text:span> šestibok<text:span text:style-name="T86">ý</text:span> krystal. L<text:span text:style-name="T74">éčí </text:span><text:span text:style-name="T76">duševní</text:span><text:span text:style-name="T75"> zranění (tedy zranění způsobené </text:span><text:span text:style-name="T76">nehmotnými</text:span><text:span text:style-name="T75"> tvory nebo </text:span><text:span text:style-name="T76">duševními</text:span><text:span text:style-name="T75"> kouzly či schopnostmi).</text:span></text:p>
      <text:h text:style-name="Heading_20_1" text:outline-level="1">IDEAS:</text:h>
      <text:h text:style-name="Heading_20_3" text:outline-level="3"><text:span text:style-name="T118">Kouzelné</text:span> hračky</text:h>
      <text:h text:style-name="Heading_20_4" text:outline-level="4"><text:span text:style-name="T118">M</text:span>luvící panenka</text:h>
      <text:h text:style-name="Heading_20_4" text:outline-level="4"><text:span text:style-name="T118">K</text:span>vákající žába</text:h>
      <text:h text:style-name="Heading_20_4" text:outline-level="4">Kouzelná kulička</text:h>
      <text:p text:style-name="P48">Kutálí se vždy určeným směrem (na sever? k mágově věži?).</text:p>
      <text:h text:style-name="Heading_20_4" text:outline-level="4">Kouzelný vojáček</text:h>
      <text:p text:style-name="P49">Chrání tě před škorpióny, drobnými hlodavci a podobnou havětí.</text:p>
      <text:h text:style-name="Heading_20_4" text:outline-level="4">Kouzelná píšťalka</text:h>
      <text:p text:style-name="P50">Když se do ní foukne, sama zahraje melodii podle toho, jakou máš zrovna náladu.</text:p>
      <text:h text:style-name="P143" text:outline-level="3">Prsteny</text:h>
      <text:h text:style-name="Heading_20_4" text:outline-level="4">-Prsten nehmotnosti</text:h>
      <text:p text:style-name="P39"><text:span text:style-name="T39">Nákup:</text:span><text:span text:style-name="T12"> </text:span><text:span text:style-name="T15">60</text:span><text:span text:style-name="T14">0</text:span><text:span text:style-name="T13"> zl</text:span><text:span text:style-name="T24"><text:line-break/>Úrovně:</text:span> mistrovské</text:p>
      <text:p text:style-name="P45">Postava bude nehmotná, prsten zůstane hmotný.</text:p>
      <text:p text:style-name="P45">Můžeš projít všude, kde projde prsten.</text:p>
      <text:p text:style-name="P45"><text:soft-page-break/>Když někdo prsten chytí, zhmotní tě to (co když jsi zrovna ve stěně?)</text:p>
      <text:p text:style-name="P58">IDEA: Když se někdo prstenu dotkne, znehmotní se taky a může s tebou bojovat?</text:p>
      <text:p text:style-name="P58">/<text:span text:style-name="T126">* Tohle je divný, asi na to kašlat */</text:span></text:p>
      <text:h text:style-name="Heading_20_4" text:outline-level="4">Prsten černé vodoměrky</text:h>
      <text:p text:style-name="P40"><text:span text:style-name="T39">Nákup:</text:span><text:span text:style-name="T12"> </text:span><text:span text:style-name="T16">6</text:span><text:span text:style-name="T14">0</text:span><text:span text:style-name="T13"> zl</text:span><text:span text:style-name="T24"><text:line-break/>Úrovně:</text:span> <text:span text:style-name="T140">pokročilé</text:span></text:p>
      <text:p text:style-name="P68">Když máš nasazený <text:span text:style-name="T24">prsten černé vodoměrky</text:span>, můžeš chodit po hladině jakékoliv kapaliny.</text:p>
      <text:h text:style-name="Heading_20_4" text:outline-level="4">Upírský prsten</text:h>
      <text:p text:style-name="Text_20_body">/<text:span text:style-name="T202">* Prsten Krvesaj */</text:span></text:p>
      <text:p text:style-name="P41"><text:span text:style-name="T39">Nákup:</text:span><text:span text:style-name="T12"> </text:span><text:span text:style-name="T17">120</text:span><text:span text:style-name="T13"> zl</text:span><text:span text:style-name="T24"><text:line-break/>Úrovně:</text:span> <text:span text:style-name="T140">pokročilé</text:span></text:p>
      <text:p text:style-name="P69">Když tento prsten ponoříš do krve čerstvě zraněného protivníka, vyléčí ti 1 život. <text:span text:style-name="T141">Znovu léčí až poté, co se vyléčíš do plných životů.</text:span></text:p>
      <text:h text:style-name="Heading_20_4" text:outline-level="4">Prsten uhranutí</text:h>
      <text:p text:style-name="P41"><text:span text:style-name="T39">Nákup:</text:span><text:span text:style-name="T12"> </text:span><text:span text:style-name="T16">6</text:span><text:span text:style-name="T14">0</text:span><text:span text:style-name="T13"> zl</text:span><text:span text:style-name="T24"><text:line-break/>Úrovně:</text:span> <text:span text:style-name="T142">pokročilé</text:span></text:p>
      <text:p text:style-name="P81">Tento prsten umožňuje vyslovením formule <text:span text:style-name="T48">*</text:span><text:span text:style-name="T45">Hašáh</text:span><text:span text:style-name="T48">*</text:span> seslat kouzlo <text:span text:style-name="T24">sugesce</text:span>. Několik hodin poté ale budeš hlasitě škytat a zívat a nebudeš mít chuť k jídlu. Znovu můžeš <text:span text:style-name="T24">prsten uhranutí</text:span> použít, až když tyto příznaky odezní.</text:p>
      <text:h text:style-name="Heading_20_4" text:outline-level="4"><text:soft-page-break/>Sluneční prsten</text:h>
      <text:p text:style-name="P76">Dobíjí se na slunečním světle.</text:p>
      <text:p text:style-name="P76">- <text:span text:style-name="T162">Co umí?</text:span></text:p>
      <text:p text:style-name="P87">Vyvolat sluneční světlo (zlé potvory to nemají rády, někteří nemrtví se dokonce na místě rozpadnou v prach).</text:p>
      <text:p text:style-name="P87">- <text:span text:style-name="T163">na jak dlouho?</text:span></text:p>
      <text:h text:style-name="Heading_20_4" text:outline-level="4"><text:span text:style-name="T161">+</text:span>Prsten neviditelnosti</text:h>
      <text:p text:style-name="P14"><text:span text:style-name="T160">M</text:span>asivní platinový prsten se vsazeným čirým diamantem</text:p>
      <text:p text:style-name="P86">Pokud diamant na tomto prstenu září, když si ho nasadíš,<text:span text:style-name="T148"> staneš se </text:span>neviditelným <text:span text:style-name="T148">spolu se vším, co neseš, stejně, jako kdyby na tebe bylo sesláno kouzlo </text:span><text:span text:style-name="T40">neviditelnost</text:span><text:span text:style-name="T148">. Jakmile si prsten sundáš, neviditelnost skončí a vsazený diamant pohasne. Jakmile na oblohu vyjde úplněk, diamant se opět rozzáří a prsten bude opět možné jednou použít.</text:span></text:p>
      <text:p text:style-name="P86">/<text:span text:style-name="T203">* Dobíjení za úplňku se mi nelíbí a k neviditelnosti se navíc moc nehodí */</text:span></text:p>
      <text:p text:style-name="P86">- <text:span text:style-name="T204">celý prsten ztmavne a je ho potřeba kompletně vycídit?</text:span></text:p>
      <text:h text:style-name="Heading_20_4" text:outline-level="4">Prsten pravdy</text:h>
      <text:p text:style-name="P85">Dokud máš nasazený tento prsten, nemůžeš lhát.</text:p>
      <text:h text:style-name="Heading_20_3" text:outline-level="3"><text:soft-page-break/>Čelenky</text:h>
      <text:h text:style-name="Heading_20_4" text:outline-level="4">Čelenka telekineze</text:h>
      <text:p text:style-name="P84"><text:span text:style-name="T158">Když si nasadíš tuto čelenku, můžeš</text:span> jednou použít hraničářskou schopnost <text:span text:style-name="T24">telekineze</text:span>. <text:span text:style-name="T159">J</text:span>e <text:span text:style-name="T159">to ale</text:span> vyčerpávající, asi jako kdybys celou noc nespal. Dokud se pořádně nevyspíš, nebudeš se moci <text:span text:style-name="T24">soustředit</text:span> (a tedy ani znovu použít tuto čelenku).</text:p>
      <text:h text:style-name="Heading_20_3" text:outline-level="3">Amulety a náhrdelníky</text:h>
      <text:p text:style-name="P53">Ochranné amulety: Dávají výhodu na obranu proti XY (ale jen na obranu, ne na útok).<text:line-break/>- <text:span text:style-name="T150">to je suchý. Místo toho spíš pohltí jeden útok příslušného druhu? Nebo na ně kašlat.</text:span></text:p>
      <text:p text:style-name="P54">TODO: Dát jim příslušné kameny (asi stejné jako při léčení)</text:p>
      <text:h text:style-name="Heading_20_4" text:outline-level="4">Amulet proti ohni</text:h>
      <text:p text:style-name="P55">Rubín</text:p>
      <text:h text:style-name="Heading_20_4" text:outline-level="4">Amulet proti mrazu</text:h>
      <text:p text:style-name="P56">Safír</text:p>
      <text:h text:style-name="Heading_20_4" text:outline-level="4">Amulet proti bleskům</text:h>
      <text:p text:style-name="P56">Topaz</text:p>
      <text:h text:style-name="Heading_20_4" text:outline-level="4">Amulet proti duševním útokům</text:h>
      <text:p text:style-name="P56">Křišťál</text:p>
      <text:h text:style-name="Heading_20_4" text:outline-level="4"><text:soft-page-break/>Amulet <text:span text:style-name="T144">nedetekovatelnosti</text:span></text:h>
      <text:p text:style-name="P74">TODO: Kámen</text:p>
      <text:p text:style-name="P74">Není tě možné detekovat pomocí kouzel, schopností ani kouzelných předmětů (neukážeš se na sledovací mapě, nejsi vidět kouzlem <text:span text:style-name="T24">oko</text:span> <text:span text:style-name="T201">ani</text:span> <text:span text:style-name="T24">křišťálovou koulí</text:span> a podobně).</text:p>
      <text:h text:style-name="Heading_20_4" text:outline-level="4"><text:span text:style-name="T151">+</text:span>Hřejivý amulet</text:h>
      <text:p text:style-name="P13">Zlatý amulet se vsazeným rubínem</text:p>
      <text:p text:style-name="P77">Dokud máš na sobě tento amulet, nepůsobí na tebe zima. Můžeš si tedy bez obav zaplavat v ledovém jezírku, vyspat se nahý na sněhu a podobně. Mráz tě zraňuje normálně.</text:p>
      <text:h text:style-name="Heading_20_4" text:outline-level="4"><text:span text:style-name="T151">+</text:span>Chladivý amulet</text:h>
      <text:p text:style-name="P13">Stříbrný amulet se vsazeným safírem</text:p>
      <text:p text:style-name="P78">Dokud máš na sobě tento amulet, nepůsobí na tebe <text:span text:style-name="T149">horko</text:span>. Můžeš tedy <text:span text:style-name="T149">například pohodlně běhat po rozpálené poušti, pracovat u rozpálené výhně, aniž by ses potil</text:span> a podobně. <text:span text:style-name="T149">Oheň</text:span> tě zraňuje normálně.</text:p>
      <text:h text:style-name="Heading_20_4" text:outline-level="4"><text:span text:style-name="T179">+</text:span>Talisman matení pach<text:span text:style-name="T122">u</text:span></text:h>
      <text:p text:style-name="Text_20_body"><text:span text:style-name="T151">Dokud máš u sebe tento talisman,</text:span> <text:span text:style-name="T121">jsi cítit jako zvíře, z jehož srsti je vyrobený.</text:span></text:p>
      <text:h text:style-name="Heading_20_4" text:outline-level="4">Talisman ochrany před hmyzem</text:h>
      <text:h text:style-name="Heading_20_4" text:outline-level="4"><text:span text:style-name="T179">+</text:span>Amulet vodního dechu</text:h>
      <text:p text:style-name="P73">Umožňuje dýchat pod vodou.</text:p>
      <text:h text:style-name="P144" text:outline-level="3"><text:soft-page-break/>Piercing <text:span text:style-name="T118">a n</text:span>áušnice</text:h>
      <text:p text:style-name="P29"/>
      <text:h text:style-name="Heading_20_3" text:outline-level="3">Zbraně</text:h>
      <text:p text:style-name="P121"><text:span text:style-name="T117">Všechny kouzelné zbraně umožňují</text:span> <text:span text:style-name="T152">zraňovat</text:span> nehmotné tvory.</text:p>
      <text:h text:style-name="Heading_20_4" text:outline-level="4"><text:span text:style-name="T181">+</text:span>Ohnivý meč</text:h>
      <text:p text:style-name="P37"><text:span text:style-name="T104">Prodej</text:span><text:span text:style-name="T105">:</text:span><text:span text:style-name="T108"> </text:span><text:span text:style-name="T111">1</text:span><text:span text:style-name="T110">0</text:span><text:span text:style-name="T109"> zl</text:span><text:span text:style-name="T103"><text:line-break/>Úrovně:</text:span><text:span text:style-name="T98"> </text:span><text:span text:style-name="T100">mistrovské</text:span><text:span text:style-name="T99"><text:line-break/></text:span><text:span text:style-name="T106">Účinek:</text:span><text:span text:style-name="T99"> přidané zranění 3kz </text:span><text:span text:style-name="T71">ohněm</text:span><text:span text:style-name="T99"> (odečítá se zbroj)</text:span></text:p>
      <text:p text:style-name="P82"><text:span text:style-name="T135">Po vyslovení formule </text:span><text:span text:style-name="T48">*</text:span><text:span text:style-name="T46">Kvidžah</text:span><text:span text:style-name="T48">*</text:span><text:span text:style-name="T136"> čepel tohoto meče na několik minut vzplane. Zopakovat to je možné až poté, co jej vložíš na hodinu do ohně.</text:span></text:p>
      <text:h text:style-name="Heading_20_4" text:outline-level="4"><text:span text:style-name="T172">+</text:span>Meč noci</text:h>
      <text:p text:style-name="P15"><text:span text:style-name="T171">Meč vyrobený</text:span> z meteoritického železa</text:p>
      <text:p text:style-name="P94"><text:span text:style-name="T170">Když ve tmě držíš tento meč, všechno v </text:span><text:span text:style-name="T41">kontaktní vzdálenosti</text:span><text:span text:style-name="T170"> vidíš jako za bílého dne. Nerozeznáš ovšem barvy a všechno kolem se dál topí ve tmě. Můžeš bez omezení bojovat na blízko.</text:span></text:p>
      <text:p text:style-name="P93">/<text:span text:style-name="T133">* Originálně dával větší damage nemrtvákům a hučel, když <text:s/>byl nějakej poblíž. Moc to ale nesedí. */</text:span></text:p>
      <text:p text:style-name="P93">/<text:span text:style-name="T134">* Mohl by ale fungovat na upíry, nebo dělat něco upírského. Nebo bejt něčím zajímavej v noci */</text:span></text:p>
      <text:h text:style-name="Heading_20_4" text:outline-level="4">Svaté kopí</text:h>
      <text:p text:style-name="P64">- přidané zranění 3kz proti nemrtvým (neodečítá se zbroj)</text:p>
      <text:p text:style-name="P64"><text:soft-page-break/>/<text:span text:style-name="T133">* Pokud bude na nemrtvé účinkovat svěcená voda, tak dává smysl i svaté kopí a naopak nedává smysl meč noci. */</text:span></text:p>
      <text:h text:style-name="Heading_20_4" text:outline-level="4"><text:span text:style-name="T181">+D</text:span>ýka <text:span text:style-name="T145">mnoha kovů</text:span></text:h>
      <text:p text:style-name="P83">Když se této dýky dotkneš nějakým kovovým předmětem a vyslovíš formuli <text:span text:style-name="T48">*</text:span><text:span text:style-name="T47">Šinah</text:span><text:span text:style-name="T48">*</text:span>, její čepel se promění v<text:span text:style-name="T145">e stejný</text:span> <text:span text:style-name="T153">materiál</text:span>.</text:p>
      <text:h text:style-name="Heading_20_4" text:outline-level="4"><text:span text:style-name="T181">+</text:span>Bezhlučný <text:span text:style-name="T132">dlouhý</text:span> luk</text:h>
      <text:p text:style-name="P36"><text:span text:style-name="T104">Prodej</text:span><text:span text:style-name="T105">:</text:span><text:span text:style-name="T108"> </text:span><text:span text:style-name="T112">5</text:span><text:span text:style-name="T109"> zl</text:span><text:span text:style-name="T103"><text:line-break/>Úrovně:</text:span><text:span text:style-name="T98"> základní</text:span></text:p>
      <text:p text:style-name="P75">Tento dlouhý luk při výstřelu nevydává žádný zvuk.</text:p>
      <text:h text:style-name="Heading_20_4" text:outline-level="4">Očarovaná hvězdice</text:h>
      <text:p text:style-name="P38"><text:span text:style-name="T104">Prodej</text:span><text:span text:style-name="T105">:</text:span><text:span text:style-name="T108"> </text:span><text:span text:style-name="T112">1</text:span><text:span text:style-name="T109"> zl</text:span><text:span text:style-name="T103"><text:line-break/>Úrovně:</text:span><text:span text:style-name="T98"> základní</text:span></text:p>
      <text:p text:style-name="P65">Pokud tato trojcípá hvězdice nezasáhne cíl, bezpečně se <text:span text:style-name="T154">ti</text:span> vrátí do ruky.</text:p>
      <text:h text:style-name="Heading_20_4" text:outline-level="4">Teleskopická hůl</text:h>
      <text:h text:style-name="Heading_20_4" text:outline-level="4"><text:span text:style-name="T180">+</text:span>Zmijí dýka</text:h>
      <text:p text:style-name="P95">Když tuto dýku tasíš, zasyčí jako had. Při zásahu je cíl otrávený zmijím jedem.</text:p>
      <text:h text:style-name="Heading_20_3" text:outline-level="3">Zbroj</text:h>
      <text:p text:style-name="P120">Oděv, <text:span text:style-name="T200">z</text:span>broje a oděvní doplňky (pásky atp).</text:p>
      <text:h text:style-name="P132" text:outline-level="4"><text:soft-page-break/>+Dračí zbroj</text:h>
      <text:p text:style-name="P20">Těžká zbroj ze šupin rudého draka</text:p>
      <text:p text:style-name="P35"><text:span text:style-name="T104">Prodej</text:span><text:span text:style-name="T105">:</text:span><text:span text:style-name="T108"> </text:span><text:span text:style-name="T112">25</text:span><text:span text:style-name="T109"> zl</text:span><text:span text:style-name="T103"><text:line-break/>Úrovně:</text:span><text:span text:style-name="T98"> základní</text:span></text:p>
      <text:p text:style-name="P126">Tato <text:span text:style-name="T131">těžká</text:span> zbroj snižuje zranění <text:span text:style-name="T69">ohněm</text:span> o <text:span text:style-name="T131">3 </text:span><text:span text:style-name="T130">(</text:span><text:span text:style-name="T129">obyčejná těžká zbroj jen o 2</text:span><text:span text:style-name="T130">)</text:span>. Kromě toho <text:span text:style-name="T129">ti v ní nikdy nebude horko</text:span>.</text:p>
      <text:h text:style-name="Heading_20_4" text:outline-level="4">Zbroj z obřího rejnoka</text:h>
      <text:p text:style-name="P128">Zbroj z hrubé, šedivé kůže</text:p>
      <text:p text:style-name="P127"><text:span text:style-name="T198">Kdykoliv tě v této zbroji</text:span> někdo zasáhne celokovovou zbraní (mečem, dýkou a podobně), přeskočí na něj elektrický výboj za 5kz bleskem (odečítá se zbroj).</text:p>
      <text:p text:style-name="P127">/<text:span text:style-name="T199">* Nemá to cooldown, protože protivníka nic nenutí útočit opakovaně. */</text:span></text:p>
      <text:h text:style-name="Heading_20_4" text:outline-level="4">Štíty</text:h>
      <text:p text:style-name="P120"/>
      <text:p text:style-name="P120">-- zbraně a zbroje budou spíš o magických materiálech – respektive bonus ke KZ a ke zranění bude. Vlastní „magičnost“ by měla dělat něco extra – zářit, planout ohněm, atd. (pozor na to, aby to nepůsobilo dojmem používání efektů kouzel).</text:p>
      <text:p text:style-name="P120"/>
      <text:p text:style-name="P120">-- Elemental protection (zbroj s očarováním proti ohni, atp.): Přidává ochranu proti elementu</text:p>
      <text:p text:style-name="P122">IDEA: Zbraň schopná pohlcovat kouzla.<text:line-break/>- čím se bude házet? Nebo ničím? Udělá to jednou za čas, ale automaticky (musíš ji držet v ruce).</text:p>
      <text:h text:style-name="Heading_20_4" text:outline-level="4"><text:soft-page-break/><text:span text:style-name="T197">+Proti</text:span>magický štít</text:h>
      <text:p text:style-name="P19">Velký kulatý štít pokrytý kouzelnými runami</text:p>
      <text:p text:style-name="P104">Když máš tento štít nasazený, automaticky pohltí první kouzlo, které je na tebe sesláno, <text:span text:style-name="T128">nehledě na to, jestli ti má uškodit nebo pomoci</text:span>. <text:span text:style-name="T123">Když se to stane, štít bude několik minut slabě zářit. Další kouzlo pohltí, až když opět pohasne.</text:span></text:p>
      <text:h text:style-name="Heading_20_3" text:outline-level="3">Oblečení</text:h>
      <text:h text:style-name="P133" text:outline-level="4">Sedmimílové boty</text:h>
      <text:p text:style-name="P18">Vysoké kožené boty se střapci z koňských žíní</text:p>
      <text:p text:style-name="P72"><text:span text:style-name="T125">V těchto botách můžeš běžet</text:span> rychle jako kůň. <text:span text:style-name="T125">Jakmile ale uběhneš sedm mil, nebo se zastavíš, padneš vyčerpáním a musíš několik minut odpočívat, než budeš schopen vstát. Pokud budeš chodit nebo běhat obvyklou rychlostí, vyčerpání se nedostaví.</text:span></text:p>
      <text:h text:style-name="Heading_20_4" text:outline-level="4">Elfí boty</text:h>
      <text:p text:style-name="P18">Zdobené nízké boty z měkké kůže</text:p>
      <text:p text:style-name="P103">Když máš obuté tyto bo<text:span text:style-name="T195">t</text:span>y, tvoje kroky <text:span text:style-name="T196">jsou zcela neslyšné</text:span>.</text:p>
      <text:h text:style-name="Heading_20_4" text:outline-level="4">Maskovací plášť</text:h>
      <text:p text:style-name="P17">Dlouhý šedivý plášť </text:p>
      <text:p text:style-name="P102">Když se přikrčíš a přehodíš přes sebe tento plášť, dokonale splyneš s okolím a všimnout si tě může jen ten, kdo na tebe přímo šlápne, nebo kdo tě ucítí. Pláštěm ale musíš být zakrytý celý, takže při tom nevidíš ven.</text:p>
      <text:h text:style-name="P145" text:outline-level="3"><text:soft-page-break/>Kouzeln<text:span text:style-name="T185">ické</text:span> hole</text:h>
      <text:p text:style-name="P80">Kouzelné hole umožňují komukoliv seslat určené kouzlo. Mají ovšem do sebe vsazené<text:span text:style-name="T156"> krystaly </text:span>a<text:span text:style-name="T156">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79">Tato dubová vyřezávaná hůl má do hlavice vsazené tři <text:span text:style-name="T155">žhnoucí</text:span> rubíny. Ten, kdo ji drží, může vyslovením formule <text:span text:style-name="T45">*Eš nešef*</text:span> seslat kouzlo <text:span text:style-name="T24">ohnivá koule</text:span>. Po každém použití ovšem jeden z rubínů pohasne a když nesvítí žádný, hůl už není možno použít.</text:p>
      <text:h text:style-name="Heading_20_3" text:outline-level="3">Hůlky</text:h>
      <text:h text:style-name="Heading_20_4" text:outline-level="4">Kouzelnická hůlka</text:h>
      <text:p text:style-name="P97">Umožňuje kouzelníkovi připravit si kouzlo, i když ho neumí. Při seslání musí držet hůlku v ruce.</text:p>
      <text:p text:style-name="P97">- <text:span text:style-name="T182">možná komukoliv. Nedá se při tom držet v ruce zbraň, takže v pohodě.</text:span></text:p>
      <text:p text:style-name="P97">- <text:span text:style-name="T182">současně můžeš mít připravené jen jedno kouzlo z hůlek</text:span></text:p>
      <text:h text:style-name="Heading_20_4" text:outline-level="4">Hůlka ohně/mrazu/blesků</text:h>
      <text:p text:style-name="Text_20_body">- <text:span text:style-name="T115">zvedá zranění ohněm/mrazem/bleskem (o 1kz?)</text:span></text:p>
      <text:p text:style-name="P121">elemental focus (hůlka posilující ohnivou magii, atp): Zvyšuje zranění elementem</text:p>
      <text:h text:style-name="Heading_20_4" text:outline-level="4"><text:soft-page-break/>Mrazící hůlka</text:h>
      <text:p text:style-name="P70">Dotykem dokáže zmrazit zhruba tolik vody, kolik se vejde do jednoho sudu. <text:span text:style-name="T119">Znovu bude fungovat až za hodinu.</text:span></text:p>
      <text:h text:style-name="Heading_20_4" text:outline-level="4">Ebenová hůlka</text:h>
      <text:p text:style-name="P71">Umí „chytit“ kouzlo a později ho seslat.</text:p>
      <text:p text:style-name="P71">/<text:span text:style-name="T143">* Asi automaticky, jen nesmí být nabitá */</text:span></text:p>
      <text:h text:style-name="Heading_20_4" text:outline-level="4"><text:span text:style-name="T169">+</text:span>Hůlka temnoty</text:h>
      <text:p text:style-name="P90">TODO: Kouzelná formule</text:p>
      <text:p text:style-name="P92"><text:span text:style-name="T24">Dosah:</text:span> dlouhý</text:p>
      <text:p text:style-name="P91">Když touto hůlkou ukážeš na nějaký <text:span text:style-name="T168">příruční</text:span> zdroj světla (louč, lucernu, svíčku a podobně) a vyslovíš formuli *TODO*, obklopí ho mrak neproniknutelné temnoty, skrz kterou světlo nepronikne. <text:span text:style-name="T167">V jednu chvíli může být takto „zhasnutý“ pouze jeden zdroj světla, když tedy hůlku použiješ znovu, ten předchozí se zase rozsvítí.</text:span></text:p>
      <text:h text:style-name="P146" text:outline-level="3">Žezla</text:h>
      <text:h text:style-name="Heading_20_4" text:outline-level="4"><text:span text:style-name="T164">+</text:span>Žezlo královského majestátu</text:h>
      <text:p text:style-name="P88">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176">+</text:span>Žezlo <text:span text:style-name="T177">ohně a</text:span> <text:span text:style-name="T175">mrazu</text:span></text:h>
      <text:p text:style-name="P16">Mosazné žezlo s rubínem na jednom konci a safírem na druhém</text:p>
      <text:p text:style-name="P96"><text:soft-page-break/>Kdykoliv chceš vyvol<text:span text:style-name="T173">at</text:span> oheň, bude místo něj mráz a naopak. Místo <text:span text:style-name="T24">ohnivé koule</text:span> tedy například sešleš mrazivou kouli, <text:span text:style-name="T174">po vypití </text:span><text:span text:style-name="T42">lektvaru mrazivého dechu</text:span><text:span text:style-name="T174"> budeš dýchat oheň,</text:span> když aktivuješ <text:span text:style-name="T24">ohnivý meč</text:span>, z jeho čepele místo plamenů bude sálat mráz a podobně. <text:span text:style-name="T178">Ledová kouzla a efekty ovlivněna nejsou, kouzlo </text:span><text:span text:style-name="T43">ledová dýka</text:span><text:span text:style-name="T175"> tedy například stále stvoří kus ledu.</text:span></text:p>
      <text:h text:style-name="P147" text:outline-level="3">Svitky</text:h>
      <text:p text:style-name="P32">Jednorázový svitek – možná by všechny svitky mohly mít trojí použití, tj. buď si z něj kouzelník kouzlo připraví, nebo se ho naučí, nebo se při seslání kouzla svitek spotřebuje (takhle může kouzlo seslat kdokoliv).</text:p>
      <text:p text:style-name="P32">- <text:span text:style-name="T157">jj, bude to tak. Kdokoliv může kouzlo seslat a tím svitek spotřebovat. Kouzelník si může kouzlo připravit (jen jedno, i když má svitků víc), nebo se ho ze svitku naučit.</text:span></text:p>
      <text:h text:style-name="P147" text:outline-level="3">Sesílání kouzel z předmětů</text:h>
      <text:p text:style-name="P30">Když má <text:span text:style-name="T92">předmět sesílající kouzlo</text:span> omezený počet použití, <text:span text:style-name="T92">může ho použít</text:span> kdokoliv. Když to umožňuje sesílat kouzlo neomezeně, může ho používat pouze kouzelník.</text:p>
      <text:p text:style-name="P31">Kouzlo se každopádně sesílá vyslovením sesílací formule a je k tomu potřeba soustředění.</text:p>
      <text:p text:style-name="P125">IDEA: Některé hůlky či jiné předměty kouzelníkovi umožní sesílat kouzlo, jako kdyby si ho připravil?<text:line-break/>- <text:span text:style-name="T93">tj. bylo by to do stejnýho „slotu“ jako kouzlo připravený ze svitku.</text:span></text:p>
      <text:h text:style-name="Heading_20_3" text:outline-level="3"><text:soft-page-break/>Kouzelné předměty</text:h>
      <text:list xml:id="list2639805008" text:style-name="L2">
        <text:list-item>
          <text:p text:style-name="P151"><text:span text:style-name="T1">Kolonka </text:span><text:span text:style-name="T24">Úrovně</text:span> říká, na kterých úrovních mohou postavy na tento předmět narazit. Létající koberec by například měly získat až na mistrovských úrovních (tedy od 9. výš).</text:p>
        </text:list-item>
        <text:list-item>
          <text:p text:style-name="P152">V kolonce <text:span text:style-name="T24">Prodej</text:span> je prodejní cena předmětu, tedy za kolik ho od postav koupí obchodník. Nákupní cena, tedy když by si jej postavy chtěli od obchodníka koupit, je dvakrát vyšší.</text:p>
        </text:list-item>
      </text:list>
      <text:h text:style-name="Heading_20_4" text:outline-level="4">Horký kámen</text:h>
      <text:p text:style-name="P33"><text:span text:style-name="T30">Prodej</text:span><text:span text:style-name="T31">:</text:span><text:span text:style-name="T12"> </text:span><text:span text:style-name="T13">5 zl</text:span><text:span text:style-name="T24"><text:line-break/>Úrovně:</text:span> základní</text:p>
      <text:h text:style-name="Heading_20_4" text:outline-level="4">Ledový kámen</text:h>
      <text:p text:style-name="P33"><text:span text:style-name="T30">Prodej</text:span><text:span text:style-name="T31">:</text:span><text:span text:style-name="T12"> </text:span><text:span text:style-name="T13">5 zl</text:span><text:span text:style-name="T24"><text:line-break/>Úrovně:</text:span> základní</text:p>
      <text:h text:style-name="Heading_20_4" text:outline-level="4">Dýchací skřipka</text:h>
      <text:p text:style-name="P33"><text:span text:style-name="T30">Prodej</text:span><text:span text:style-name="T31">:</text:span><text:span text:style-name="T12"> </text:span><text:span text:style-name="T13">10 zl</text:span><text:span text:style-name="T24"><text:line-break/>Úrovně:</text:span> základní</text:p>
      <text:h text:style-name="Heading_20_4" text:outline-level="4">Kouzelná lampa</text:h>
      <text:p text:style-name="P33"><text:span text:style-name="T30">Prodej</text:span><text:span text:style-name="T31">:</text:span><text:span text:style-name="T12"> </text:span><text:span text:style-name="T13">20 zl</text:span><text:span text:style-name="T24"><text:line-break/>Úrovně:</text:span> pokročilé</text:p>
      <text:p text:style-name="Text_20_body">- <text:span text:style-name="T94">infinite light se mi moc nelíbí, na druhou stranu na počítání resourců se stejně nehraje, takže asi proč ne.</text:span></text:p>
      <text:h text:style-name="Heading_20_4" text:outline-level="4"><text:soft-page-break/>Plášť neviditelnosti</text:h>
      <text:p text:style-name="P34"><text:span text:style-name="T30">Prodej</text:span><text:span text:style-name="T31">:</text:span><text:span text:style-name="T12"> </text:span><text:span text:style-name="T14">500</text:span><text:span text:style-name="T13"> zl</text:span><text:span text:style-name="T24"><text:line-break/>Úrovně:</text:span> mistrovské</text:p>
      <text:p text:style-name="P63">Když se kompletně zahalíš do tohoto pláště, jsi neviditelný. Jelikož ti při tom nesmějí trčet ruce ven, nemůžeš při tom bojovat, střílet ani kouzlit.</text:p>
      <text:h text:style-name="Heading_20_4" text:outline-level="4">Létající koberec</text:h>
      <text:p text:style-name="P34"><text:span text:style-name="T30">Prodej</text:span><text:span text:style-name="T31">:</text:span><text:span text:style-name="T12"> </text:span><text:span text:style-name="T14">2000</text:span><text:span text:style-name="T13"> zl</text:span><text:span text:style-name="T24"><text:line-break/>Úrovně:</text:span> mistrovské</text:p>
      <text:p text:style-name="Text_20_body">- <text:span text:style-name="T95">s tímhle opatrně. Určitě až mistrovské úrovně. Unese jen jednu postavu. Možná sem hodit poznámku pro PJe, že tímhle dá postavám hodně velkou mobilitu.</text:span></text:p>
      <text:h text:style-name="Heading_20_4" text:outline-level="4">Vzkazov<text:span text:style-name="T127">é</text:span> knih<text:span text:style-name="T127">y</text:span></text:h>
      <text:p text:style-name="Text_20_body">Co se do jedné napíše (ideálně třeba krví), se ve druhé objeví.</text:p>
      <text:h text:style-name="Heading_20_4" text:outline-level="4">Překladová kniha</text:h>
      <text:p text:style-name="P116"><text:tab/>Na jednu stránku se něco napíše, na druhé se objeví přeložený text.</text:p>
      <text:p text:style-name="P116"><text:tab/>Kniha je ve skutečnosti magická bytost, kterou někdo naučil oba jazyky. Může k tomu třeba občas přidat nějaký vlastní komentář.</text:p>
      <text:p text:style-name="P123"><text:tab/>Umět bude nejspíš jen tyto dva jazyky. Kdyby uměla víc, tak bude záležet na tom, na kterou stránku se text napíše – do takového jazyka jej kniha přeloží.</text:p>
      <text:h text:style-name="Heading_20_4" text:outline-level="4">Kouzelná mapa</text:h>
      <text:p text:style-name="P113"><text:span text:style-name="T96">Tato mapa z</text:span><text:span text:style-name="T97">obrazuje pozici toho, kdo mapu drží.</text:span></text:p>
      <text:h text:style-name="Heading_20_4" text:outline-level="4"><text:soft-page-break/><text:span text:style-name="T113">Sledovací</text:span> mapa</text:h>
      <text:p text:style-name="P59">Tato mapa zobrazuje pozici určitého předmětu. Pokud s ním někdo odejde z oblasti zobrazené na mapě, přestane se zobrazovat.</text:p>
      <text:h text:style-name="Heading_20_4" text:outline-level="4">Křišťálová koule</text:h>
      <text:p text:style-name="P46">Ukazuje, co se děje na jiném místě.<text:line-break/>- otázka je, na kterém. <text:span text:style-name="T116">Možná stačí vyslovit jméno toho, koho chci sledovat? V tom případě by měla omezený dosah (nejspíš dlouhou vzdálenost).</text:span></text:p>
      <text:p text:style-name="P60">- záleží na tom, ze které strany se na kouli díváš (můžeš s ní točit, pokud se chceš kouknout „z druhé strany“).</text:p>
      <text:h text:style-name="Heading_20_4" text:outline-level="4">Propojené křištálové koule</text:h>
      <text:p text:style-name="P47">Ukazuje místo, kde je druhá koule.</text:p>
      <text:h text:style-name="Heading_20_4" text:outline-level="4">Varovný zvonek</text:h>
      <text:p text:style-name="P51">Rozezvoní se, když je poblíž nějaký nehmotný tvor, například p<text:span text:style-name="T146">ř</text:span>ízrak.</text:p>
      <text:h text:style-name="Heading_20_4" text:outline-level="4">Kouzelná zápalka</text:h>
      <text:p text:style-name="P52">Zapálí se pokaždé, když s ní o něco škrtneš.</text:p>
      <text:h text:style-name="P134" text:outline-level="4"><text:span text:style-name="T124">Torna</text:span> beztíže</text:h>
      <text:p text:style-name="P57">Vložené předměty nic neváží.</text:p>
      <text:h text:style-name="P135" text:outline-level="4">Kouzelný kalich</text:h>
      <text:p text:style-name="P61">Když vyslovíš XY, kalich začne pohlcovat vše, co do něj najeleš. Když vyslovíš YZ, naplní se tím, co do něj bylo nalito. Dokáže pohltit zhruba tolik tekutiny, kolik se vejde do malého soudku</text:p>
      <text:h text:style-name="P148" text:outline-level="3"><text:soft-page-break/>Kouzelné objekty</text:h>
      <text:h text:style-name="P136" text:outline-level="4">Mluvící klepadlo</text:h>
      <text:h text:style-name="Heading_20_4" text:outline-level="4"><text:span text:style-name="T147">Magická</text:span> bariéra</text:h>
      <text:p text:style-name="P43">Neviditelná, nezničitelná stěna. <text:span text:style-name="T114">Na stěnách chodby jsou vždy vytesané či vytepané runy.</text:span></text:p>
      <text:p text:style-name="P43">Vypíná se obvykle vyslovením kouzelné formule, nebo někde jinde v podzemí (třeba stisknutím několika vzdálených pák najednou nebo v určitém pořadí).</text:p>
      <text:h text:style-name="Heading_20_4" text:outline-level="4">Levitační výtah</text:h>
      <text:p text:style-name="P42">Tento výtah nemá pohyblivou plošinu. Kdykoliv do něj vstoupí, začne pomalu klesat nebo stoupat.</text:p>
      <text:h text:style-name="Heading_20_4" text:outline-level="4">Portál</text:h>
      <text:p text:style-name="P44">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2">Po vyslovením kouzelné formule bude všude v podzemí světlo (obvykle dokud v něm někdo zůstane).</text:p>
      <text:h text:style-name="Heading_20_3" text:outline-level="3">Artefakty</text:h>
      <text:p text:style-name="P124">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text:soft-page-break/>Permanentní magické předměty, které čerpají sílu z jiného zdroje</text:h>
      <text:p text:style-name="P115">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15">/*</text:p>
      <text:p text:style-name="P115">Hodně dobrá myšlenka: Klášter udržuje okolní půdu úrodnou skrze rituály mnichů.</text:p>
      <text:p text:style-name="P115">-- po krajině by asi měly být rozmístěné nějaké symboly (kamenné sloupy, nebo tak něco), které toto působení přenáší.</text:p>
      <text:p text:style-name="P115">*/</text:p>
      <text:p text:style-name="P112"/>
      <text:p text:style-name="P115">Varianta pohánění krvavou magií – magické zbraně.</text:p>
      <text:p text:style-name="P115">Např: Oltář, který po provedení krvavého rituálu sešle nějaké mocné rituální kouzlo (ať už něco typu zemětřesení, nebo třeba spellup na celou armádu – např. Bloodlust).</text:p>
      <text:list xml:id="list3166626102" text:style-name="WW8Num4">
        <text:list-item>
          <text:p text:style-name="P129">blood magic by mohla být varianta, jak pohánět artefakty zbylé po démonech.</text:p>
        </text:list-item>
      </text:list>
      <text:p text:style-name="P114"><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137" text:outline-level="4">Aura <text:span text:style-name="T21">odvahy</text:span></text:h>
      <text:p text:style-name="P11"><text:span text:style-name="T22">Dosah:</text:span><text:span text:style-name="T2"> </text:span><text:span text:style-name="T3">krátký</text:span><text:span text:style-name="T4"> (</text:span><text:span text:style-name="T5">1</text:span><text:span text:style-name="T4">b)</text:span><text:span text:style-name="T23"><text:line-break/>Rozsah:</text:span><text:span text:style-name="T2"> </text:span><text:span text:style-name="T6">všechno v dosahu </text:span><text:span text:style-name="T7">(</text:span><text:span text:style-name="T8">6</text:span><text:span text:style-name="T7">b)</text:span></text:p>
      <text:p text:style-name="P8">Po dobu <text:span text:style-name="T24">soustředění</text:span> <text:span text:style-name="T49">kolem tebe bude neviditelná aura dodávající odvahu. Všichni uvnitř, s výjimkou těch, které určíš, jsou</text:span> <text:span text:style-name="T50">imunní proti jakékoliv formě </text:span><text:span text:style-name="T25">strachu</text:span><text:span text:style-name="T50"> i </text:span><text:span text:style-name="T25">děsu</text:span><text:span text:style-name="T50"> a dokáží dělat věci, k nimž by se jinak neodhodlali.</text:span></text:p>
      <text:p text:style-name="P8">/<text:span text:style-name="T20">* Tohle když bude mít nějaká postava, tak to bude přebíjet válečnickou neohroženost. Takže spíš asi nebrat. Možná nějakej artefakt by to mohl mít */</text:span></text:p>
      <text:h text:style-name="P138" text:outline-level="4">Aura strachu</text:h>
      <text:p text:style-name="P11"><text:span text:style-name="T54">Hod</text:span>: +<text:span text:style-name="T22">1 proti Duši (3b)<text:line-break/>Dosah:</text:span><text:span text:style-name="T2"> </text:span><text:span text:style-name="T3">krátký</text:span><text:span text:style-name="T4"> (</text:span><text:span text:style-name="T5">1</text:span><text:span text:style-name="T4">b)</text:span><text:span text:style-name="T23"><text:line-break/>Rozsah:</text:span><text:span text:style-name="T2"> </text:span><text:span text:style-name="T6">všechno v dosahu </text:span><text:span text:style-name="T7">(</text:span><text:span text:style-name="T8">6</text:span><text:span text:style-name="T7">b)<text:line-break/></text:span><text:span text:style-name="T55">Efekt: Vytvoření nevýhody (6b)</text:span></text:p>
      <text:p text:style-name="P9">Po dobu <text:span text:style-name="T24">soustředění</text:span> kolem tebe bude zlověstná aura <text:span text:style-name="T24">strachu</text:span>. Každý, kdo <text:span text:style-name="T51">se v ní nachází, nebo do ní později</text:span> vstoupí, <text:span text:style-name="T52">s výjimkou cílů, které z účinku vyloučíš,</text:span> se musí bránit Duší proti <text:span text:style-name="T24">vytvoření nevýhody</text:span> tvým hodem na seslání. <text:span text:style-name="T53">Kdo se jednou ubrání, znovu si už házet nemusí. Strach trvá i po opuštění dosahu kouzla. Ukončením tvého </text:span><text:span text:style-name="T26">soustředění</text:span><text:span text:style-name="T53"> strach pomine a spolu s ním i z něj plynoucí nevýhody.</text:span></text:p>
      <text:p text:style-name="P9">/<text:span text:style-name="T19">* Tohle v zásadě umí </text:span><text:span text:style-name="T27">koruna strachu</text:span><text:span text:style-name="T19"> */</text:span></text:p>
      <text:h text:style-name="P139" text:outline-level="4"><text:soft-page-break/>Aura <text:span text:style-name="T57">moci</text:span></text:h>
      <text:p text:style-name="P12"><text:span text:style-name="T58">H</text:span>od: +<text:span text:style-name="T59">5 na obranu (jen 9b, protože +2 je z plné obrany)<text:line-break/>Dosah:</text:span><text:span text:style-name="T2"> </text:span><text:span text:style-name="T9">krátký </text:span><text:span text:style-name="T10">(1b)</text:span><text:span text:style-name="T23"><text:line-break/>Rozsah:</text:span><text:span text:style-name="T2"> </text:span><text:span text:style-name="T6">všechno v dosahu </text:span><text:span text:style-name="T7">(</text:span><text:span text:style-name="T11">6</text:span><text:span text:style-name="T7">b)</text:span></text:p>
      <text:p text:style-name="P10"><text:span text:style-name="T56">Po dobu </text:span><text:span text:style-name="T28">soustředění</text:span><text:span text:style-name="T56">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60">*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29T20:38:39.129000000</dc:date>
    <meta:print-date>2113-01-01T00:00:00</meta:print-date>
    <meta:editing-cycles>22024</meta:editing-cycles>
    <meta:editing-duration>P66DT3H16M43S</meta:editing-duration>
    <meta:generator>LibreOffice/6.0.5.2$Windows_X86_64 LibreOffice_project/54c8cbb85f300ac59db32fe8a675ff7683cd5a16</meta:generator>
    <meta:document-statistic meta:table-count="0" meta:image-count="0" meta:object-count="0" meta:page-count="27" meta:paragraph-count="286" meta:word-count="3505" meta:character-count="21944" meta:non-whitespace-character-count="18706"/>
  </office:meta>
</office:document-meta>
</file>